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19000001CC8A3506C504859F9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pitch="variable"/>
    <style:font-face style:name="Bitstream Vera Sans1" svg:font-family="'Bitstream Vera Sans'" style:font-family-generic="system" style:font-pitch="variable" style:font-charset="x-symbol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family-generic="modern" style:font-pitch="variable"/>
    <style:font-face style:name="Bitstream Vera Sans5" svg:font-family="'Bitstream Vera Sans'" style:font-pitch="variable" style:font-charset="x-symbol"/>
    <style:font-face style:name="DejaVu Sans" svg:font-family="'DejaVu Sans'" style:font-family-generic="system" style:font-pitch="variable" style:font-charset="x-symbol"/>
    <style:font-face style:name="DejaVu Sans1" svg:font-family="'DejaVu Sans'" style:font-family-generic="modern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ans5" svg:font-family="'DejaVu Sans'" style:font-pitch="variable" style:font-charset="x-symbol"/>
    <style:font-face style:name="FreeSans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modern" style:font-pitch="variable"/>
    <style:font-face style:name="Lohit Devanagari" svg:font-family="'Lohit Devanagari'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0000" draw:fill-color="#ff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ff0000" draw:fill-color="#00a9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1.418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7.17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5.42cm" fo:padding-top="0.165cm" fo:padding-bottom="0.165cm" fo:padding-left="0.29cm" fo:padding-right="0.29cm"/>
      <style:paragraph-properties style:writing-mode="lr-tb"/>
    </style:style>
    <style:style style:name="gr8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svg:stroke-color="#00a9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19.42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3.468cm" fo:padding-top="0.165cm" fo:padding-bottom="0.165cm" fo:padding-left="0.29cm" fo:padding-right="0.29cm"/>
      <style:paragraph-properties style:writing-mode="lr-tb"/>
    </style:style>
    <style:style style:name="gr12" style:family="graphic" style:parent-style-name="objectwithoutfill">
      <style:graphic-properties svg:stroke-width="0.035cm" svg:stroke-color="#00a9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fo:min-height="0.276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7.42cm" fo:padding-top="0.165cm" fo:padding-bottom="0.165cm" fo:padding-left="0.29cm" fo:padding-right="0.29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10.92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17.42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11.42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 style:list-style-name="L1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1.418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 style:list-style-name="L1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1.418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 style:list-style-name="L1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1.418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 style:list-style-name="L1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1.418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 style:list-style-name="L1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1.418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 style:list-style-name="L1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1.418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 style:list-style-name="L1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1.418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 style:list-style-name="L1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1.418cm" fo:padding-top="0.165cm" fo:padding-bottom="0.165cm" fo:padding-left="0.29cm" fo:padding-right="0.29cm"/>
      <style:paragraph-properties style:writing-mode="lr-tb"/>
    </style:style>
    <style:style style:name="gr31" style:family="graphic" style:parent-style-name="standard" style:list-style-name="L1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1.418cm" fo:padding-top="0.165cm" fo:padding-bottom="0.165cm" fo:padding-left="0.29cm" fo:padding-right="0.29cm"/>
      <style:paragraph-properties style:writing-mode="lr-tb"/>
    </style:style>
    <style:style style:name="gr32" style:family="graphic" style:parent-style-name="standard" style:list-style-name="L1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1.418cm" fo:padding-top="0.165cm" fo:padding-bottom="0.165cm" fo:padding-left="0.29cm" fo:padding-right="0.29cm"/>
      <style:paragraph-properties style:writing-mode="lr-tb"/>
    </style:style>
    <style:style style:name="gr33" style:family="graphic" style:parent-style-name="standard" style:list-style-name="L1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1.418cm" fo:padding-top="0.165cm" fo:padding-bottom="0.165cm" fo:padding-left="0.29cm" fo:padding-right="0.29cm"/>
      <style:paragraph-properties style:writing-mode="lr-tb"/>
    </style:style>
    <style:style style:name="gr34" style:family="graphic" style:parent-style-name="standard" style:list-style-name="L1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1.418cm" fo:padding-top="0.165cm" fo:padding-bottom="0.165cm" fo:padding-left="0.29cm" fo:padding-right="0.29cm"/>
      <style:paragraph-properties style:writing-mode="lr-tb"/>
    </style:style>
    <style:style style:name="gr35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6" style:family="graphic" style:parent-style-name="standard" style:list-style-name="L1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1.418cm" fo:padding-top="0.165cm" fo:padding-bottom="0.165cm" fo:padding-left="0.29cm" fo:padding-right="0.29cm"/>
      <style:paragraph-properties style:writing-mode="lr-tb"/>
    </style:style>
    <style:style style:name="gr37" style:family="graphic" style:parent-style-name="standard" style:list-style-name="L1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1.418cm" fo:padding-top="0.165cm" fo:padding-bottom="0.165cm" fo:padding-left="0.29cm" fo:padding-right="0.29cm"/>
      <style:paragraph-properties style:writing-mode="lr-tb"/>
    </style:style>
    <style:style style:name="gr3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1" style:family="graphic" style:parent-style-name="standard" style:list-style-name="L1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1.67cm" fo:min-width="1.418cm" fo:padding-top="0.165cm" fo:padding-bottom="0.165cm" fo:padding-left="0.29cm" fo:padding-right="0.29cm"/>
      <style:paragraph-properties style:writing-mode="lr-tb"/>
    </style:style>
    <style:style style:name="gr42" style:family="graphic" style:parent-style-name="objectwithoutfill">
      <style:graphic-properties svg:stroke-width="0.081cm" svg:stroke-color="#00a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style:paragraph-properties fo:text-align="center" style:writing-mode="lr-tb"/>
      <style:text-properties style:font-name="Liberation Sans1" fo:font-size="7pt" style:font-size-asian="7pt" style:font-size-complex="7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Liberation Sans1" fo:font-size="7pt" style:font-size-asian="7pt" style:font-size-complex="7pt"/>
    </style:style>
    <style:style style:name="P5" style:family="paragraph">
      <style:paragraph-properties fo:text-align="center" style:writing-mode="lr-tb"/>
      <style:text-properties style:font-name="Liberation Sans1" fo:font-size="8pt" style:font-size-asian="8pt" style:font-size-complex="8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Liberation Sans1" fo:font-size="8pt" style:font-size-asian="8pt" style:font-size-complex="8pt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1" style:family="paragraph">
      <style:paragraph-properties fo:text-align="center" style:writing-mode="lr-tb"/>
      <style:text-properties fo:font-size="7pt" style:font-size-asian="7pt" style:font-size-complex="7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7pt" style:font-size-asian="7pt" style:font-size-complex="7pt"/>
    </style:style>
    <style:style style:name="P13" style:family="paragraph"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style:writing-mode="lr-tb"/>
      <style:text-properties fo:font-size="7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 style:writing-mode="lr-tb"/>
      <style:text-properties fo:font-size="7pt"/>
    </style:style>
    <style:style style:name="P18" style:family="paragraph">
      <loext:graphic-properties draw:fill="none" draw:fill-color="#ffffff"/>
      <style:paragraph-properties style:writing-mode="lr-tb"/>
      <style:text-properties fo:font-size="10pt"/>
    </style:style>
    <style:style style:name="P19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1" fo:font-size="7pt" style:font-size-asian="7pt" style:font-size-complex="7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1" fo:font-size="7pt" style:font-size-asian="7pt" style:font-size-complex="7pt"/>
    </style:style>
    <style:style style:name="P22" style:family="paragraph">
      <style:paragraph-properties fo:text-align="center" style:writing-mode="lr-tb"/>
      <style:text-properties style:font-name="Liberation Sans1" fo:font-size="6.5pt" style:font-size-asian="6.5pt" style:font-size-complex="6.5pt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Liberation Sans1" fo:font-size="6.5pt" style:font-size-asian="6.5pt" style:font-size-complex="6.5pt"/>
    </style:style>
    <style:style style:name="T1" style:family="text">
      <style:text-properties style:font-name="Liberation Sans1"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1" fo:font-size="8pt" style:font-size-asian="8pt" style:font-size-complex="8pt"/>
    </style:style>
    <style:style style:name="T7" style:family="text">
      <style:text-properties fo:font-size="7pt"/>
    </style:style>
    <style:style style:name="T8" style:family="text">
      <style:text-properties fo:font-size="1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1" fo:font-size="6.5pt" style:font-size-asian="6.5pt" style:font-size-complex="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5cm" svg:height="0.5cm" svg:x="12.8cm" svg:y="7.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3.3cm" svg:y="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2.55cm" svg:y="8cm">
            <text:p text:style-name="P3"><text:span text:style-name="T1"><text:s/></text:span><text:span text:style-name="T1">DSam</text:span><text:span text:style-name="T1">p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1.252cm" svg:y="9.5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.752cm" svg:y="10.0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6" draw:layer="layout" svg:width="1.998cm" svg:height="2cm" svg:x="1.002cm" svg:y="10.06cm">
            <text:p text:style-name="P5"><text:span text:style-name="T1">DFXTremol</text:span><text:span text:style-name="T1">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8" draw:layer="layout" svg:width="7.75cm" svg:height="2cm" svg:x="1cm" svg:y="8cm">
          <text:p text:style-name="P7"><text:span text:style-name="T2"><text:s/></text:span><text:span text:style-name="T2">DMix</text:span><text:span text:style-name="T2">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1cm" svg:y1="9.25cm" svg:x2="8.75cm" svg:y2="9.25cm">
          <text:p/>
        </draw:line>
        <draw:line draw:style-name="gr5" draw:text-style-name="P9" draw:layer="layout" svg:x1="3cm" svg:y1="9.25cm" svg:x2="3cm" svg:y2="10cm">
          <text:p/>
        </draw:line>
        <draw:line draw:style-name="gr5" draw:text-style-name="P9" draw:layer="layout" svg:x1="5cm" svg:y1="9.25cm" svg:x2="5cm" svg:y2="10cm">
          <text:p/>
        </draw:line>
        <draw:line draw:style-name="gr5" draw:text-style-name="P9" draw:layer="layout" svg:x1="7cm" svg:y1="9.25cm" svg:x2="7cm" svg:y2="10cm">
          <text:p/>
        </draw:line>
        <draw:frame draw:style-name="gr6" draw:text-style-name="P10" draw:layer="layout" svg:width="0.75cm" svg:height="0.25cm" svg:x="1.166cm" svg:y="9.324cm">
          <draw:text-box>
            <text:p><text:span text:style-name="T3">0</text:span></text:p>
          </draw:text-box>
        </draw:frame>
        <draw:frame draw:style-name="gr6" draw:text-style-name="P10" draw:layer="layout" svg:width="0.75cm" svg:height="0.25cm" svg:x="3.166cm" svg:y="9.324cm">
          <draw:text-box>
            <text:p><text:span text:style-name="T3">1</text:span></text:p>
          </draw:text-box>
        </draw:frame>
        <draw:frame draw:style-name="gr6" draw:text-style-name="P10" draw:layer="layout" svg:width="0.75cm" svg:height="0.25cm" svg:x="5.166cm" svg:y="9.324cm">
          <draw:text-box>
            <text:p><text:span text:style-name="T3">2</text:span></text:p>
          </draw:text-box>
        </draw:frame>
        <draw:g>
          <draw:custom-shape draw:style-name="gr1" draw:text-style-name="P1" draw:layer="layout" svg:width="0.5cm" svg:height="0.5cm" svg:x="1.252cm" svg:y="11.55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.752cm" svg:y="12.05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.002cm" svg:y="12.056cm">
            <text:p text:style-name="P3"><text:span text:style-name="T1"><text:s/></text:span><text:span text:style-name="T1">DSynthSu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12" draw:layer="layout" svg:width="6cm" svg:height="2cm" svg:x="5cm" svg:y="12.747cm">
          <text:p text:style-name="P11"><text:span text:style-name="T4"><text:s/></text:span><text:span text:style-name="T4">DMi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5cm" svg:y1="13.997cm" svg:x2="11cm" svg:y2="13.997cm">
          <text:p/>
        </draw:line>
        <draw:line draw:style-name="gr5" draw:text-style-name="P9" draw:layer="layout" svg:x1="7cm" svg:y1="13.997cm" svg:x2="7cm" svg:y2="14.747cm">
          <text:p/>
        </draw:line>
        <draw:line draw:style-name="gr5" draw:text-style-name="P9" draw:layer="layout" svg:x1="9cm" svg:y1="13.997cm" svg:x2="9cm" svg:y2="14.747cm">
          <text:p/>
        </draw:line>
        <draw:frame draw:style-name="gr6" draw:text-style-name="P10" draw:layer="layout" svg:width="0.75cm" svg:height="0.25cm" svg:x="5.166cm" svg:y="14.071cm">
          <draw:text-box>
            <text:p><text:span text:style-name="T3">0</text:span></text:p>
          </draw:text-box>
        </draw:frame>
        <draw:frame draw:style-name="gr6" draw:text-style-name="P10" draw:layer="layout" svg:width="0.75cm" svg:height="0.25cm" svg:x="7.166cm" svg:y="14.071cm">
          <draw:text-box>
            <text:p><text:span text:style-name="T3">1</text:span></text:p>
          </draw:text-box>
        </draw:frame>
        <draw:custom-shape draw:style-name="gr1" draw:text-style-name="P1" draw:layer="layout" svg:width="0.5cm" svg:height="0.5cm" svg:x="5.252cm" svg:y="9.47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5cm" svg:height="0.5cm" svg:x="5.75cm" svg:y="12.77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9" draw:layer="layout" svg:x1="5.5cm" svg:y1="10cm" svg:x2="5.5cm" svg:y2="12.75cm">
          <text:p/>
        </draw:line>
        <draw:line draw:style-name="gr9" draw:text-style-name="P9" draw:layer="layout" svg:x1="6cm" svg:y1="10cm" svg:x2="6cm" svg:y2="12.75cm">
          <text:p/>
        </draw:line>
        <draw:g>
          <draw:custom-shape draw:style-name="gr1" draw:text-style-name="P1" draw:layer="layout" svg:width="0.5cm" svg:height="0.5cm" svg:x="5.252cm" svg:y="14.2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5.752cm" svg:y="14.7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5.002cm" svg:y="14.75cm">
            <text:p text:style-name="P3"><text:span text:style-name="T1"><text:s/></text:span><text:span text:style-name="T1">DBa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7.252cm" svg:y="14.24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7.752cm" svg:y="14.74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7.002cm" svg:y="14.746cm">
            <text:p text:style-name="P3"><text:span text:style-name="T1"><text:s/></text:span><text:span text:style-name="T1">DSna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12" draw:layer="layout" svg:width="20cm" svg:height="2cm" svg:x="0.75cm" svg:y="1cm">
            <text:p text:style-name="P11"><text:span text:style-name="T4"><text:s/></text:span><text:span text:style-name="T4">DMix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9" draw:layer="layout" svg:x1="0.75cm" svg:y1="2.25cm" svg:x2="20.75cm" svg:y2="2.25cm">
            <text:p/>
          </draw:line>
          <draw:line draw:style-name="gr5" draw:text-style-name="P9" draw:layer="layout" svg:x1="2.75cm" svg:y1="2.25cm" svg:x2="2.75cm" svg:y2="3cm">
            <text:p/>
          </draw:line>
          <draw:line draw:style-name="gr5" draw:text-style-name="P9" draw:layer="layout" svg:x1="4.75cm" svg:y1="2.25cm" svg:x2="4.75cm" svg:y2="3cm">
            <text:p/>
          </draw:line>
          <draw:line draw:style-name="gr5" draw:text-style-name="P9" draw:layer="layout" svg:x1="6.75cm" svg:y1="2.25cm" svg:x2="6.75cm" svg:y2="3cm">
            <text:p/>
          </draw:line>
          <draw:line draw:style-name="gr5" draw:text-style-name="P9" draw:layer="layout" svg:x1="8.75cm" svg:y1="2.25cm" svg:x2="8.75cm" svg:y2="3cm">
            <text:p/>
          </draw:line>
          <draw:line draw:style-name="gr5" draw:text-style-name="P9" draw:layer="layout" svg:x1="10.75cm" svg:y1="2.25cm" svg:x2="10.75cm" svg:y2="3cm">
            <text:p/>
          </draw:line>
          <draw:line draw:style-name="gr5" draw:text-style-name="P9" draw:layer="layout" svg:x1="12.75cm" svg:y1="2.25cm" svg:x2="12.75cm" svg:y2="3cm">
            <text:p/>
          </draw:line>
          <draw:line draw:style-name="gr5" draw:text-style-name="P9" draw:layer="layout" svg:x1="14.75cm" svg:y1="2.25cm" svg:x2="14.75cm" svg:y2="3cm">
            <text:p/>
          </draw:line>
          <draw:line draw:style-name="gr5" draw:text-style-name="P9" draw:layer="layout" svg:x1="16.75cm" svg:y1="2.25cm" svg:x2="16.75cm" svg:y2="3cm">
            <text:p/>
          </draw:line>
          <draw:line draw:style-name="gr5" draw:text-style-name="P9" draw:layer="layout" svg:x1="18.75cm" svg:y1="2.25cm" svg:x2="18.75cm" svg:y2="3cm">
            <text:p/>
          </draw:line>
          <draw:frame draw:style-name="gr6" draw:text-style-name="P10" draw:layer="layout" svg:width="0.75cm" svg:height="0.25cm" svg:x="0.916cm" svg:y="2.324cm">
            <draw:text-box>
              <text:p><text:span text:style-name="T3">0</text:span></text:p>
            </draw:text-box>
          </draw:frame>
          <draw:frame draw:style-name="gr6" draw:text-style-name="P10" draw:layer="layout" svg:width="0.75cm" svg:height="0.25cm" svg:x="2.916cm" svg:y="2.324cm">
            <draw:text-box>
              <text:p><text:span text:style-name="T3">1</text:span></text:p>
            </draw:text-box>
          </draw:frame>
          <draw:frame draw:style-name="gr6" draw:text-style-name="P10" draw:layer="layout" svg:width="0.75cm" svg:height="0.25cm" svg:x="4.916cm" svg:y="2.324cm">
            <draw:text-box>
              <text:p><text:span text:style-name="T3">2</text:span></text:p>
            </draw:text-box>
          </draw:frame>
        </draw:g>
        <draw:custom-shape draw:style-name="gr7" draw:text-style-name="P14" draw:layer="layout" svg:width="6cm" svg:height="2cm" svg:x="3.1cm" svg:y="17.5cm">
          <text:p text:style-name="P13"><text:span text:style-name="T5"><text:s/></text:span><text:span text:style-name="T4">DSpl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3.1cm" svg:y1="18.75cm" svg:x2="9.1cm" svg:y2="18.75cm">
          <text:p/>
        </draw:line>
        <draw:line draw:style-name="gr5" draw:text-style-name="P9" draw:layer="layout" svg:x1="5.1cm" svg:y1="18.75cm" svg:x2="5.1cm" svg:y2="19.5cm">
          <text:p/>
        </draw:line>
        <draw:line draw:style-name="gr5" draw:text-style-name="P9" draw:layer="layout" svg:x1="7.1cm" svg:y1="18.75cm" svg:x2="7.1cm" svg:y2="19.5cm">
          <text:p/>
        </draw:line>
        <draw:frame draw:style-name="gr6" draw:text-style-name="P10" draw:layer="layout" svg:width="0.75cm" svg:height="0.25cm" svg:x="3.266cm" svg:y="18.824cm">
          <draw:text-box>
            <text:p><text:span text:style-name="T3">0</text:span></text:p>
          </draw:text-box>
        </draw:frame>
        <draw:frame draw:style-name="gr6" draw:text-style-name="P10" draw:layer="layout" svg:width="0.75cm" svg:height="0.25cm" svg:x="5.266cm" svg:y="18.824cm">
          <draw:text-box>
            <text:p><text:span text:style-name="T3">1</text:span></text:p>
          </draw:text-box>
        </draw:frame>
        <draw:custom-shape draw:style-name="gr2" draw:text-style-name="P2" draw:layer="layout" svg:width="0.5cm" svg:height="0.5cm" svg:x="3.85cm" svg:y="17.52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" draw:text-style-name="P1" draw:layer="layout" svg:width="0.5cm" svg:height="0.5cm" svg:x="3.35cm" svg:y="1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3.85cm" svg:y="19.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3.1cm" svg:y="19.5cm">
            <text:p text:style-name="P3"><text:span text:style-name="T1"><text:s/></text:span><text:span text:style-name="T1">DSamp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5.35cm" svg:y="1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5.85cm" svg:y="19.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5.1cm" svg:y="19.5cm">
            <text:p text:style-name="P3"><text:span text:style-name="T1"><text:s/></text:span><text:span text:style-name="T1">DSamp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6" draw:layer="layout" svg:width="1.998cm" svg:height="2cm" svg:x="1cm" svg:y="5.25cm">
            <text:p text:style-name="P5"><text:span text:style-name="T6">DSeqPer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draw:layer="layout" svg:width="0.5cm" svg:height="0.5cm" svg:x="1.75cm" svg:y="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9" draw:layer="layout" svg:x1="2cm" svg:y1="7.25cm" svg:x2="2cm" svg:y2="7.974cm">
          <text:p/>
        </draw:line>
        <draw:line draw:style-name="gr8" draw:text-style-name="P9" draw:layer="layout" svg:x1="3.6cm" svg:y1="10cm" svg:x2="3.6cm" svg:y2="17.5cm">
          <text:p/>
        </draw:line>
        <draw:line draw:style-name="gr9" draw:text-style-name="P9" draw:layer="layout" svg:x1="4.1cm" svg:y1="10cm" svg:x2="4.1cm" svg:y2="17.5cm">
          <text:p/>
        </draw:line>
        <draw:custom-shape draw:style-name="gr1" draw:text-style-name="P1" draw:layer="layout" svg:width="0.5cm" svg:height="0.5cm" svg:x="3.352cm" svg:y="9.4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4" draw:layer="layout" svg:width="4.048cm" svg:height="2cm" svg:x="13.702cm" svg:y="14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9" draw:layer="layout" svg:x1="13.75cm" svg:y1="16.75cm" svg:x2="14.5cm" svg:y2="14.75cm">
          <text:p/>
        </draw:line>
        <draw:line draw:style-name="gr12" draw:text-style-name="P9" draw:layer="layout" svg:x1="15.25cm" svg:y1="15.5cm" svg:x2="14.5cm" svg:y2="14.75cm">
          <text:p/>
        </draw:line>
        <draw:line draw:style-name="gr13" draw:text-style-name="P9" draw:layer="layout" svg:x1="13cm" svg:y1="15.5cm" svg:x2="18cm" svg:y2="15.5cm">
          <text:p/>
        </draw:line>
        <draw:line draw:style-name="gr12" draw:text-style-name="P9" draw:layer="layout" svg:x1="17.75cm" svg:y1="16.75cm" svg:x2="16.5cm" svg:y2="15.5cm">
          <text:p/>
        </draw:line>
        <draw:line draw:style-name="gr13" draw:text-style-name="P9" draw:layer="layout" svg:x1="13.75cm" svg:y1="14.75cm" svg:x2="13.75cm" svg:y2="17.5cm">
          <text:p/>
        </draw:line>
        <draw:line draw:style-name="gr13" draw:text-style-name="P9" draw:layer="layout" svg:x1="14.55cm" svg:y1="14.75cm" svg:x2="14.55cm" svg:y2="17.5cm">
          <text:p/>
        </draw:line>
        <draw:line draw:style-name="gr13" draw:text-style-name="P9" draw:layer="layout" svg:x1="15.25cm" svg:y1="14.75cm" svg:x2="15.25cm" svg:y2="17.5cm">
          <text:p/>
        </draw:line>
        <draw:line draw:style-name="gr13" draw:text-style-name="P9" draw:layer="layout" svg:x1="16.55cm" svg:y1="14.75cm" svg:x2="16.55cm" svg:y2="17.5cm">
          <text:p/>
        </draw:line>
        <draw:line draw:style-name="gr13" draw:text-style-name="P9" draw:layer="layout" svg:x1="17.75cm" svg:y1="14.75cm" svg:x2="17.75cm" svg:y2="17.5cm">
          <text:p/>
        </draw:line>
        <draw:frame draw:style-name="gr14" draw:text-style-name="P15" draw:layer="layout" svg:width="1.5cm" svg:height="0.526cm" svg:x="11.886cm" svg:y="15.245cm">
          <draw:text-box>
            <text:p><text:span text:style-name="T7">sustain</text:span></text:p>
          </draw:text-box>
        </draw:frame>
        <draw:line draw:style-name="gr13" draw:text-style-name="P9" draw:layer="layout" svg:x1="13.75cm" svg:y1="17.25cm" svg:x2="14.5cm" svg:y2="17.25cm">
          <text:p/>
        </draw:line>
        <draw:line draw:style-name="gr13" draw:text-style-name="P9" draw:layer="layout" svg:x1="14.5cm" svg:y1="17.25cm" svg:x2="15.25cm" svg:y2="17.25cm">
          <text:p/>
        </draw:line>
        <draw:line draw:style-name="gr13" draw:text-style-name="P9" draw:layer="layout" svg:x1="16.5cm" svg:y1="17.25cm" svg:x2="17.75cm" svg:y2="17.25cm">
          <text:p/>
        </draw:line>
        <draw:frame draw:style-name="gr14" draw:text-style-name="P17" draw:layer="layout" svg:width="1.5cm" svg:height="0.526cm" svg:x="12.286cm" svg:y="14.521cm">
          <draw:text-box>
            <text:p text:style-name="P16"><text:span text:style-name="T7">1.0</text:span></text:p>
          </draw:text-box>
        </draw:frame>
        <draw:frame draw:style-name="gr14" draw:text-style-name="P17" draw:layer="layout" svg:width="1.5cm" svg:height="0.526cm" svg:x="12.286cm" svg:y="16.503cm">
          <draw:text-box>
            <text:p text:style-name="P16"><text:span text:style-name="T7">0.0</text:span></text:p>
          </draw:text-box>
        </draw:frame>
        <draw:frame draw:style-name="gr14" draw:text-style-name="P15" draw:layer="layout" svg:width="1.5cm" svg:height="0.526cm" draw:transform="rotate (-1.5707963267949) translate (14.376cm 17.25cm)">
          <draw:text-box>
            <text:p><text:span text:style-name="T7">attack</text:span></text:p>
          </draw:text-box>
        </draw:frame>
        <draw:frame draw:style-name="gr14" draw:text-style-name="P15" draw:layer="layout" svg:width="1.5cm" svg:height="0.526cm" draw:transform="rotate (-1.5707963267949) translate (17.4cm 17.25cm)">
          <draw:text-box>
            <text:p><text:span text:style-name="T7">release</text:span></text:p>
          </draw:text-box>
        </draw:frame>
        <draw:frame draw:style-name="gr14" draw:text-style-name="P15" draw:layer="layout" svg:width="1.5cm" svg:height="0.526cm" draw:transform="rotate (-1.5707963267949) translate (15.15cm 17.25cm)">
          <draw:text-box>
            <text:p><text:span text:style-name="T7">decay</text:span></text:p>
          </draw:text-box>
        </draw:frame>
      </draw:page>
      <draw:page draw:name="page2" draw:style-name="dp1" draw:master-page-name="Default">
        <draw:g>
          <draw:custom-shape draw:style-name="gr1" draw:text-style-name="P1" draw:layer="layout" svg:width="0.5cm" svg:height="0.5cm" svg:x="1.252cm" svg:y="9.5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.752cm" svg:y="10.0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6" draw:layer="layout" svg:width="1.998cm" svg:height="2cm" svg:x="1.002cm" svg:y="10.06cm">
            <text:p text:style-name="P5"><text:span text:style-name="T1">DFXTremol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8" draw:layer="layout" svg:width="7.75cm" svg:height="2cm" svg:x="1cm" svg:y="8cm">
          <text:p text:style-name="P7"><text:span text:style-name="T2"><text:s/></text:span><text:span text:style-name="T2">DMi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1cm" svg:y1="9.25cm" svg:x2="8.75cm" svg:y2="9.25cm">
          <text:p/>
        </draw:line>
        <draw:line draw:style-name="gr5" draw:text-style-name="P9" draw:layer="layout" svg:x1="3cm" svg:y1="9.25cm" svg:x2="3cm" svg:y2="10cm">
          <text:p/>
        </draw:line>
        <draw:line draw:style-name="gr5" draw:text-style-name="P9" draw:layer="layout" svg:x1="5cm" svg:y1="9.25cm" svg:x2="5cm" svg:y2="10cm">
          <text:p/>
        </draw:line>
        <draw:line draw:style-name="gr5" draw:text-style-name="P9" draw:layer="layout" svg:x1="7cm" svg:y1="9.25cm" svg:x2="7cm" svg:y2="10cm">
          <text:p/>
        </draw:line>
        <draw:frame draw:style-name="gr6" draw:text-style-name="P10" draw:layer="layout" svg:width="0.75cm" svg:height="0.25cm" svg:x="1.166cm" svg:y="9.324cm">
          <draw:text-box>
            <text:p><text:span text:style-name="T3">0</text:span></text:p>
          </draw:text-box>
        </draw:frame>
        <draw:frame draw:style-name="gr6" draw:text-style-name="P10" draw:layer="layout" svg:width="0.75cm" svg:height="0.25cm" svg:x="3.166cm" svg:y="9.324cm">
          <draw:text-box>
            <text:p><text:span text:style-name="T3">1</text:span></text:p>
          </draw:text-box>
        </draw:frame>
        <draw:frame draw:style-name="gr6" draw:text-style-name="P10" draw:layer="layout" svg:width="0.75cm" svg:height="0.25cm" svg:x="5.166cm" svg:y="9.324cm">
          <draw:text-box>
            <text:p><text:span text:style-name="T3">2</text:span></text:p>
          </draw:text-box>
        </draw:frame>
        <draw:g>
          <draw:custom-shape draw:style-name="gr1" draw:text-style-name="P1" draw:layer="layout" svg:width="0.5cm" svg:height="0.5cm" svg:x="1.252cm" svg:y="11.55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.752cm" svg:y="12.05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.002cm" svg:y="12.056cm">
            <text:p text:style-name="P3"><text:span text:style-name="T1"><text:s/></text:span><text:span text:style-name="T1">DSynthSu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12" draw:layer="layout" svg:width="6cm" svg:height="2cm" svg:x="5cm" svg:y="12.747cm">
          <text:p text:style-name="P11"><text:span text:style-name="T4"><text:s/></text:span><text:span text:style-name="T4">DMi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5cm" svg:y1="13.997cm" svg:x2="11cm" svg:y2="13.997cm">
          <text:p/>
        </draw:line>
        <draw:line draw:style-name="gr5" draw:text-style-name="P9" draw:layer="layout" svg:x1="7cm" svg:y1="13.997cm" svg:x2="7cm" svg:y2="14.747cm">
          <text:p/>
        </draw:line>
        <draw:line draw:style-name="gr5" draw:text-style-name="P9" draw:layer="layout" svg:x1="9cm" svg:y1="13.997cm" svg:x2="9cm" svg:y2="14.747cm">
          <text:p/>
        </draw:line>
        <draw:frame draw:style-name="gr6" draw:text-style-name="P10" draw:layer="layout" svg:width="0.75cm" svg:height="0.25cm" svg:x="5.166cm" svg:y="14.071cm">
          <draw:text-box>
            <text:p><text:span text:style-name="T3">0</text:span></text:p>
          </draw:text-box>
        </draw:frame>
        <draw:frame draw:style-name="gr6" draw:text-style-name="P10" draw:layer="layout" svg:width="0.75cm" svg:height="0.25cm" svg:x="7.166cm" svg:y="14.071cm">
          <draw:text-box>
            <text:p><text:span text:style-name="T3">1</text:span></text:p>
          </draw:text-box>
        </draw:frame>
        <draw:custom-shape draw:style-name="gr1" draw:text-style-name="P1" draw:layer="layout" svg:width="0.5cm" svg:height="0.5cm" svg:x="5.252cm" svg:y="9.47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5cm" svg:height="0.5cm" svg:x="5.75cm" svg:y="12.77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9" draw:layer="layout" svg:x1="5.5cm" svg:y1="10cm" svg:x2="5.5cm" svg:y2="12.75cm">
          <text:p/>
        </draw:line>
        <draw:line draw:style-name="gr9" draw:text-style-name="P9" draw:layer="layout" svg:x1="6cm" svg:y1="10cm" svg:x2="6cm" svg:y2="12.75cm">
          <text:p/>
        </draw:line>
        <draw:g>
          <draw:custom-shape draw:style-name="gr1" draw:text-style-name="P1" draw:layer="layout" svg:width="0.5cm" svg:height="0.5cm" svg:x="5.252cm" svg:y="14.2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5.752cm" svg:y="14.7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5.002cm" svg:y="14.75cm">
            <text:p text:style-name="P3"><text:span text:style-name="T1"><text:s/></text:span><text:span text:style-name="T1">DBa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7.252cm" svg:y="14.24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7.752cm" svg:y="14.74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7.002cm" svg:y="14.746cm">
            <text:p text:style-name="P3"><text:span text:style-name="T1"><text:s/></text:span><text:span text:style-name="T1">DSna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draw:layer="layout" svg:width="0.5cm" svg:height="0.5cm" svg:x="1.75cm" svg:y="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5cm" svg:height="0.5cm" svg:x="3.352cm" svg:y="9.4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" draw:style-name="dp1" draw:master-page-name="Default">
        <draw:custom-shape draw:style-name="gr15" draw:text-style-name="P8" draw:layer="layout" svg:width="8cm" svg:height="2cm" svg:x="1cm" svg:y="8cm">
          <text:p text:style-name="P7"><text:span text:style-name="T2"><text:s/></text:span><text:span text:style-name="T2">DMi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1cm" svg:y1="9.25cm" svg:x2="9cm" svg:y2="9.25cm">
          <text:p/>
        </draw:line>
        <draw:line draw:style-name="gr5" draw:text-style-name="P9" draw:layer="layout" svg:x1="3cm" svg:y1="9.25cm" svg:x2="3cm" svg:y2="10cm">
          <text:p/>
        </draw:line>
        <draw:line draw:style-name="gr5" draw:text-style-name="P9" draw:layer="layout" svg:x1="5cm" svg:y1="9.25cm" svg:x2="5cm" svg:y2="10cm">
          <text:p/>
        </draw:line>
        <draw:line draw:style-name="gr5" draw:text-style-name="P9" draw:layer="layout" svg:x1="7cm" svg:y1="9.25cm" svg:x2="7cm" svg:y2="10cm">
          <text:p/>
        </draw:line>
        <draw:frame draw:style-name="gr6" draw:text-style-name="P10" draw:layer="layout" svg:width="0.75cm" svg:height="0.25cm" svg:x="1.166cm" svg:y="9.324cm">
          <draw:text-box>
            <text:p><text:span text:style-name="T3">0</text:span></text:p>
          </draw:text-box>
        </draw:frame>
        <draw:frame draw:style-name="gr6" draw:text-style-name="P10" draw:layer="layout" svg:width="0.75cm" svg:height="0.25cm" svg:x="3.166cm" svg:y="9.324cm">
          <draw:text-box>
            <text:p><text:span text:style-name="T3">1</text:span></text:p>
          </draw:text-box>
        </draw:frame>
        <draw:frame draw:style-name="gr6" draw:text-style-name="P10" draw:layer="layout" svg:width="0.75cm" svg:height="0.25cm" svg:x="5.166cm" svg:y="9.324cm">
          <draw:text-box>
            <text:p><text:span text:style-name="T3">2</text:span></text:p>
          </draw:text-box>
        </draw:frame>
        <draw:g>
          <draw:custom-shape draw:style-name="gr1" draw:text-style-name="P1" draw:layer="layout" svg:width="0.5cm" svg:height="0.5cm" svg:x="1.252cm" svg:y="9.50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.752cm" svg:y="10.00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.002cm" svg:y="10.005cm">
            <text:p text:style-name="P3"><text:span text:style-name="T1"><text:s/></text:span><text:span text:style-name="T1">DSynthSu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3.25cm" svg:y="9.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3.75cm" svg:y="10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3cm" svg:y="10cm">
            <text:p text:style-name="P3"><text:span text:style-name="T1"><text:s/></text:span><text:span text:style-name="T1">DSamp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5.25cm" svg:y="9.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5.75cm" svg:y="10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5cm" svg:y="10cm">
            <text:p text:style-name="P3"><text:span text:style-name="T1"><text:s/></text:span><text:span text:style-name="T1">DSynthV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6" draw:layer="layout" svg:width="1.998cm" svg:height="2cm" svg:x="1cm" svg:y="5.25cm">
            <text:p text:style-name="P5"><text:span text:style-name="T6">DSeqPer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draw:layer="layout" svg:width="0.5cm" svg:height="0.5cm" svg:x="1.75cm" svg:y="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9" draw:layer="layout" svg:x1="2cm" svg:y1="7.25cm" svg:x2="2cm" svg:y2="7.974cm">
          <text:p/>
        </draw:line>
      </draw:page>
      <draw:page draw:name="page4" draw:style-name="dp1" draw:master-page-name="Default">
        <draw:custom-shape draw:style-name="gr4" draw:text-style-name="P8" draw:layer="layout" svg:width="7.75cm" svg:height="2cm" svg:x="1cm" svg:y="8cm">
          <text:p text:style-name="P7"><text:span text:style-name="T2"><text:s/></text:span><text:span text:style-name="T2">DMi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1cm" svg:y1="9.25cm" svg:x2="8.75cm" svg:y2="9.25cm">
          <text:p/>
        </draw:line>
        <draw:line draw:style-name="gr5" draw:text-style-name="P9" draw:layer="layout" svg:x1="3cm" svg:y1="9.25cm" svg:x2="3cm" svg:y2="10cm">
          <text:p/>
        </draw:line>
        <draw:line draw:style-name="gr5" draw:text-style-name="P9" draw:layer="layout" svg:x1="5cm" svg:y1="9.25cm" svg:x2="5cm" svg:y2="10cm">
          <text:p/>
        </draw:line>
        <draw:line draw:style-name="gr5" draw:text-style-name="P9" draw:layer="layout" svg:x1="7cm" svg:y1="9.25cm" svg:x2="7cm" svg:y2="10cm">
          <text:p/>
        </draw:line>
        <draw:frame draw:style-name="gr6" draw:text-style-name="P10" draw:layer="layout" svg:width="0.75cm" svg:height="0.25cm" svg:x="1.166cm" svg:y="9.324cm">
          <draw:text-box>
            <text:p><text:span text:style-name="T3">0</text:span></text:p>
          </draw:text-box>
        </draw:frame>
        <draw:frame draw:style-name="gr6" draw:text-style-name="P10" draw:layer="layout" svg:width="0.75cm" svg:height="0.25cm" svg:x="3.166cm" svg:y="9.324cm">
          <draw:text-box>
            <text:p><text:span text:style-name="T3">1</text:span></text:p>
          </draw:text-box>
        </draw:frame>
        <draw:frame draw:style-name="gr6" draw:text-style-name="P10" draw:layer="layout" svg:width="0.75cm" svg:height="0.25cm" svg:x="5.166cm" svg:y="9.324cm">
          <draw:text-box>
            <text:p><text:span text:style-name="T3">2</text:span></text:p>
          </draw:text-box>
        </draw:frame>
        <draw:g>
          <draw:custom-shape draw:style-name="gr7" draw:text-style-name="P14" draw:layer="layout" svg:width="6cm" svg:height="2cm" svg:x="3.1cm" svg:y="10.75cm">
            <text:p text:style-name="P13"><text:span text:style-name="T5"><text:s/></text:span><text:span text:style-name="T4">DSpl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9" draw:layer="layout" svg:x1="3.1cm" svg:y1="12cm" svg:x2="9.1cm" svg:y2="12cm">
            <text:p/>
          </draw:line>
          <draw:line draw:style-name="gr5" draw:text-style-name="P9" draw:layer="layout" svg:x1="5.1cm" svg:y1="12cm" svg:x2="5.1cm" svg:y2="12.75cm">
            <text:p/>
          </draw:line>
          <draw:line draw:style-name="gr5" draw:text-style-name="P9" draw:layer="layout" svg:x1="7.1cm" svg:y1="12cm" svg:x2="7.1cm" svg:y2="12.75cm">
            <text:p/>
          </draw:line>
          <draw:frame draw:style-name="gr6" draw:text-style-name="P10" draw:layer="layout" svg:width="0.75cm" svg:height="0.25cm" svg:x="3.266cm" svg:y="12.074cm">
            <draw:text-box>
              <text:p><text:span text:style-name="T3">0</text:span></text:p>
            </draw:text-box>
          </draw:frame>
          <draw:frame draw:style-name="gr6" draw:text-style-name="P10" draw:layer="layout" svg:width="0.75cm" svg:height="0.25cm" svg:x="5.266cm" svg:y="12.074cm">
            <draw:text-box>
              <text:p><text:span text:style-name="T3">1</text:span></text:p>
            </draw:text-box>
          </draw:frame>
          <draw:custom-shape draw:style-name="gr2" draw:text-style-name="P2" draw:layer="layout" svg:width="0.5cm" svg:height="0.5cm" svg:x="3.85cm" svg:y="10.77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" draw:text-style-name="P1" draw:layer="layout" svg:width="0.5cm" svg:height="0.5cm" svg:x="3.35cm" svg:y="12.2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3.85cm" svg:y="12.7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3.1cm" svg:y="12.75cm">
            <text:p text:style-name="P3"><text:span text:style-name="T1"><text:s/></text:span><text:span text:style-name="T1">DSamp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5.35cm" svg:y="12.2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5.85cm" svg:y="12.7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5.1cm" svg:y="12.75cm">
            <text:p text:style-name="P3"><text:span text:style-name="T1"><text:s/></text:span><text:span text:style-name="T1">DSamp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9" draw:layer="layout" svg:x1="3.6cm" svg:y1="10cm" svg:x2="3.6cm" svg:y2="10.75cm">
          <text:p/>
        </draw:line>
        <draw:line draw:style-name="gr9" draw:text-style-name="P9" draw:layer="layout" svg:x1="4.1cm" svg:y1="10cm" svg:x2="4.1cm" svg:y2="10.75cm">
          <text:p/>
        </draw:line>
        <draw:custom-shape draw:style-name="gr1" draw:text-style-name="P1" draw:layer="layout" svg:width="0.5cm" svg:height="0.5cm" svg:x="3.352cm" svg:y="9.4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frame draw:style-name="gr16" draw:text-style-name="P9" draw:layer="layout" svg:width="19.589cm" svg:height="4.958cm" svg:x="1cm" svg:y="16.292cm">
            <draw:image xlink:href="Pictures/1000000000000719000001CC8A3506C504859F9C.png" xlink:type="simple" xlink:show="embed" xlink:actuate="onLoad" draw:mime-type="image/png">
              <text:p/>
            </draw:image>
          </draw:frame>
          <draw:line draw:style-name="gr17" draw:text-style-name="P9" draw:layer="layout" svg:x1="1.05cm" svg:y1="15.5cm" svg:x2="1.05cm" svg:y2="22.25cm">
            <text:p/>
          </draw:line>
          <draw:line draw:style-name="gr17" draw:text-style-name="P9" draw:layer="layout" svg:x1="7cm" svg:y1="16.25cm" svg:x2="6.95cm" svg:y2="22.25cm">
            <text:p/>
          </draw:line>
          <draw:line draw:style-name="gr17" draw:text-style-name="P9" draw:layer="layout" svg:x1="12.25cm" svg:y1="16.25cm" svg:x2="12.15cm" svg:y2="22.25cm">
            <text:p/>
          </draw:line>
          <draw:line draw:style-name="gr17" draw:text-style-name="P9" draw:layer="layout" svg:x1="20.55cm" svg:y1="15.5cm" svg:x2="20.55cm" svg:y2="22.25cm">
            <text:p/>
          </draw:line>
          <draw:line draw:style-name="gr18" draw:text-style-name="P9" draw:layer="layout" svg:x1="1cm" svg:y1="16cm" svg:x2="9.25cm" svg:y2="16cm">
            <text:p/>
          </draw:line>
          <draw:line draw:style-name="gr18" draw:text-style-name="P9" draw:layer="layout" svg:x1="12.3cm" svg:y1="16cm" svg:x2="20.55cm" svg:y2="16cm">
            <text:p/>
          </draw:line>
          <draw:frame draw:style-name="gr19" draw:text-style-name="P18" draw:layer="layout" svg:width="3.5cm" svg:height="1.039cm" svg:x="9.4cm" svg:y="15.65cm">
            <draw:text-box>
              <text:p><text:span text:style-name="T8">sample_length_</text:span></text:p>
            </draw:text-box>
          </draw:frame>
          <draw:frame draw:style-name="gr19" draw:text-style-name="P18" draw:layer="layout" svg:width="4.45cm" svg:height="1.039cm" svg:x="0.8cm" svg:y="22.251cm">
            <draw:text-box>
              <text:p><text:span text:style-name="T8">sample_phase_start_</text:span></text:p>
            </draw:text-box>
          </draw:frame>
          <draw:frame draw:style-name="gr19" draw:text-style-name="P18" draw:layer="layout" svg:width="5.4cm" svg:height="1.039cm" svg:x="6.6cm" svg:y="22.352cm">
            <draw:text-box>
              <text:p><text:span text:style-name="T8">sample_phase_loop_start_</text:span></text:p>
            </draw:text-box>
          </draw:frame>
          <draw:frame draw:style-name="gr19" draw:text-style-name="P18" draw:layer="layout" svg:width="5.4cm" svg:height="1.039cm" svg:x="11.8cm" svg:y="22.353cm">
            <draw:text-box>
              <text:p><text:span text:style-name="T8">sample_phase_loop_end_</text:span></text:p>
            </draw:text-box>
          </draw:frame>
          <draw:frame draw:style-name="gr19" draw:text-style-name="P19" draw:layer="layout" svg:width="5.4cm" svg:height="1.039cm" svg:x="15.4cm" svg:y="22.354cm">
            <draw:text-box>
              <text:p text:style-name="P16"><text:span text:style-name="T8">sample_phase_end_</text:span></text:p>
            </draw:text-box>
          </draw:frame>
        </draw:g>
      </draw:page>
      <draw:page draw:name="page5" draw:style-name="dp1" draw:master-page-name="Default">
        <draw:g>
          <draw:custom-shape draw:style-name="gr1" draw:text-style-name="P1" draw:layer="layout" svg:width="0.5cm" svg:height="0.5cm" svg:x="1.252cm" svg:y="9.5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.752cm" svg:y="10.0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6" draw:layer="layout" svg:width="1.998cm" svg:height="2cm" svg:x="1.002cm" svg:y="10.04cm">
            <text:p text:style-name="P5"><text:span text:style-name="T1">DFXTremol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8" draw:layer="layout" svg:width="7.75cm" svg:height="2cm" svg:x="1cm" svg:y="7.98cm">
          <text:p text:style-name="P7"><text:span text:style-name="T2"><text:s/></text:span><text:span text:style-name="T2">DMi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1cm" svg:y1="9.23cm" svg:x2="8.75cm" svg:y2="9.23cm">
          <text:p/>
        </draw:line>
        <draw:line draw:style-name="gr5" draw:text-style-name="P9" draw:layer="layout" svg:x1="3cm" svg:y1="9.23cm" svg:x2="3cm" svg:y2="9.98cm">
          <text:p/>
        </draw:line>
        <draw:line draw:style-name="gr5" draw:text-style-name="P9" draw:layer="layout" svg:x1="5cm" svg:y1="9.23cm" svg:x2="5cm" svg:y2="9.98cm">
          <text:p/>
        </draw:line>
        <draw:line draw:style-name="gr5" draw:text-style-name="P9" draw:layer="layout" svg:x1="7cm" svg:y1="9.23cm" svg:x2="7cm" svg:y2="9.98cm">
          <text:p/>
        </draw:line>
        <draw:frame draw:style-name="gr6" draw:text-style-name="P10" draw:layer="layout" svg:width="0.75cm" svg:height="0.25cm" svg:x="1.166cm" svg:y="9.304cm">
          <draw:text-box>
            <text:p><text:span text:style-name="T3">0</text:span></text:p>
          </draw:text-box>
        </draw:frame>
        <draw:frame draw:style-name="gr6" draw:text-style-name="P10" draw:layer="layout" svg:width="0.75cm" svg:height="0.25cm" svg:x="3.166cm" svg:y="9.304cm">
          <draw:text-box>
            <text:p><text:span text:style-name="T3">1</text:span></text:p>
          </draw:text-box>
        </draw:frame>
        <draw:frame draw:style-name="gr6" draw:text-style-name="P10" draw:layer="layout" svg:width="0.75cm" svg:height="0.25cm" svg:x="5.166cm" svg:y="9.304cm">
          <draw:text-box>
            <text:p><text:span text:style-name="T3">2</text:span></text:p>
          </draw:text-box>
        </draw:frame>
        <draw:g>
          <draw:custom-shape draw:style-name="gr1" draw:text-style-name="P1" draw:layer="layout" svg:width="0.5cm" svg:height="0.5cm" svg:x="1.252cm" svg:y="11.53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.752cm" svg:y="12.03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.002cm" svg:y="12.036cm">
            <text:p text:style-name="P3"><text:span text:style-name="T1"><text:s/></text:span><text:span text:style-name="T1">DSynthSu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6" draw:style-name="dp1" draw:master-page-name="Default">
        <draw:g>
          <draw:custom-shape draw:style-name="gr1" draw:text-style-name="P1" draw:layer="layout" svg:width="0.5cm" svg:height="0.5cm" svg:x="1.252cm" svg:y="9.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.752cm" svg:y="10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6" draw:layer="layout" svg:width="1.998cm" svg:height="2cm" svg:x="1.002cm" svg:y="10cm">
            <text:p text:style-name="P5"><text:span text:style-name="T1">dsynth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0" draw:text-style-name="P8" draw:layer="layout" svg:width="11.5cm" svg:height="2cm" svg:x="1cm" svg:y="8cm">
          <text:p text:style-name="P7"><text:span text:style-name="T2"><text:s/></text:span><text:span text:style-name="T2">dmi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1cm" svg:y1="9.25cm" svg:x2="12.5cm" svg:y2="9.25cm">
          <text:p/>
        </draw:line>
        <draw:line draw:style-name="gr5" draw:text-style-name="P9" draw:layer="layout" svg:x1="3cm" svg:y1="9.25cm" svg:x2="3cm" svg:y2="10cm">
          <text:p/>
        </draw:line>
        <draw:line draw:style-name="gr5" draw:text-style-name="P9" draw:layer="layout" svg:x1="5cm" svg:y1="9.25cm" svg:x2="5cm" svg:y2="10cm">
          <text:p/>
        </draw:line>
        <draw:line draw:style-name="gr5" draw:text-style-name="P9" draw:layer="layout" svg:x1="7cm" svg:y1="9.25cm" svg:x2="7cm" svg:y2="10cm">
          <text:p/>
        </draw:line>
        <draw:frame draw:style-name="gr6" draw:text-style-name="P10" draw:layer="layout" svg:width="0.75cm" svg:height="0.25cm" svg:x="1.166cm" svg:y="9.324cm">
          <draw:text-box>
            <text:p><text:span text:style-name="T3">0</text:span></text:p>
          </draw:text-box>
        </draw:frame>
        <draw:frame draw:style-name="gr6" draw:text-style-name="P10" draw:layer="layout" svg:width="0.75cm" svg:height="0.25cm" svg:x="3.166cm" svg:y="9.324cm">
          <draw:text-box>
            <text:p><text:span text:style-name="T3">1</text:span></text:p>
          </draw:text-box>
        </draw:frame>
        <draw:frame draw:style-name="gr6" draw:text-style-name="P10" draw:layer="layout" svg:width="0.75cm" svg:height="0.25cm" svg:x="5.166cm" svg:y="9.324cm">
          <draw:text-box>
            <text:p><text:span text:style-name="T3">2</text:span></text:p>
          </draw:text-box>
        </draw:frame>
        <draw:g>
          <draw:custom-shape draw:style-name="gr1" draw:text-style-name="P1" draw:layer="layout" svg:width="0.5cm" svg:height="0.5cm" svg:x="3.25cm" svg:y="9.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3.75cm" svg:y="10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3cm" svg:y="10cm">
            <text:p text:style-name="P3"><text:span text:style-name="T1"><text:s/></text:span><text:span text:style-name="T1">dsynth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1" draw:text-style-name="P12" draw:layer="layout" svg:width="18cm" svg:height="2cm" svg:x="1cm" svg:y="12.797cm">
          <text:p text:style-name="P11"><text:span text:style-name="T4"><text:s/></text:span><text:span text:style-name="T4">ddmi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1cm" svg:y1="14.047cm" svg:x2="19cm" svg:y2="14.05cm">
          <text:p/>
        </draw:line>
        <draw:line draw:style-name="gr5" draw:text-style-name="P9" draw:layer="layout" svg:x1="3cm" svg:y1="14.047cm" svg:x2="3cm" svg:y2="14.797cm">
          <text:p/>
        </draw:line>
        <draw:line draw:style-name="gr5" draw:text-style-name="P9" draw:layer="layout" svg:x1="5cm" svg:y1="14.047cm" svg:x2="5cm" svg:y2="14.797cm">
          <text:p/>
        </draw:line>
        <draw:frame draw:style-name="gr6" draw:text-style-name="P10" draw:layer="layout" svg:width="0.75cm" svg:height="0.25cm" svg:x="1.166cm" svg:y="14.121cm">
          <draw:text-box>
            <text:p><text:span text:style-name="T3">0</text:span></text:p>
          </draw:text-box>
        </draw:frame>
        <draw:frame draw:style-name="gr6" draw:text-style-name="P10" draw:layer="layout" svg:width="0.75cm" svg:height="0.25cm" svg:x="3.166cm" svg:y="14.121cm">
          <draw:text-box>
            <text:p><text:span text:style-name="T3">1</text:span></text:p>
          </draw:text-box>
        </draw:frame>
        <draw:custom-shape draw:style-name="gr1" draw:text-style-name="P1" draw:layer="layout" svg:width="0.5cm" svg:height="0.5cm" svg:x="11.152cm" svg:y="9.47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5cm" svg:height="0.5cm" svg:x="11.65cm" svg:y="12.826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9" draw:layer="layout" svg:x1="11.4cm" svg:y1="10cm" svg:x2="11.4cm" svg:y2="12.75cm">
          <text:p/>
        </draw:line>
        <draw:line draw:style-name="gr9" draw:text-style-name="P9" draw:layer="layout" svg:x1="11.9cm" svg:y1="10cm" svg:x2="11.9cm" svg:y2="12.75cm">
          <text:p/>
        </draw:line>
        <draw:g>
          <draw:custom-shape draw:style-name="gr1" draw:text-style-name="P1" draw:layer="layout" svg:width="0.5cm" svg:height="0.5cm" svg:x="1.252cm" svg:y="14.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.752cm" svg:y="14.8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.002cm" svg:y="14.8cm">
            <text:p text:style-name="P3"><text:span text:style-name="T1"><text:s/></text:span><text:span text:style-name="T1">dba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3.252cm" svg:y="14.29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3.752cm" svg:y="14.796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3.002cm" svg:y="14.796cm">
            <text:p text:style-name="P3"><text:span text:style-name="T1"><text:s/></text:span><text:span text:style-name="T1">dsna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draw:layer="layout" svg:width="0.5cm" svg:height="0.5cm" svg:x="1.75cm" svg:y="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9" draw:layer="layout" svg:x1="7cm" svg:y1="14.047cm" svg:x2="7cm" svg:y2="14.797cm">
          <text:p/>
        </draw:line>
        <draw:line draw:style-name="gr5" draw:text-style-name="P9" draw:layer="layout" svg:x1="9cm" svg:y1="14.047cm" svg:x2="9cm" svg:y2="14.797cm">
          <text:p/>
        </draw:line>
        <draw:line draw:style-name="gr5" draw:text-style-name="P9" draw:layer="layout" svg:x1="11cm" svg:y1="14.047cm" svg:x2="11cm" svg:y2="14.797cm">
          <text:p/>
        </draw:line>
        <draw:line draw:style-name="gr5" draw:text-style-name="P9" draw:layer="layout" svg:x1="13cm" svg:y1="14.047cm" svg:x2="13cm" svg:y2="14.797cm">
          <text:p/>
        </draw:line>
        <draw:line draw:style-name="gr5" draw:text-style-name="P9" draw:layer="layout" svg:x1="15cm" svg:y1="14.047cm" svg:x2="15cm" svg:y2="14.797cm">
          <text:p/>
        </draw:line>
        <draw:line draw:style-name="gr5" draw:text-style-name="P9" draw:layer="layout" svg:x1="17cm" svg:y1="14.047cm" svg:x2="17cm" svg:y2="14.797cm">
          <text:p/>
        </draw:line>
        <draw:frame draw:style-name="gr6" draw:text-style-name="P10" draw:layer="layout" svg:width="0.75cm" svg:height="0.25cm" svg:x="5.166cm" svg:y="14.121cm">
          <draw:text-box>
            <text:p><text:span text:style-name="T3">2</text:span></text:p>
          </draw:text-box>
        </draw:frame>
        <draw:frame draw:style-name="gr6" draw:text-style-name="P10" draw:layer="layout" svg:width="0.75cm" svg:height="0.25cm" svg:x="7.166cm" svg:y="14.121cm">
          <draw:text-box>
            <text:p><text:span text:style-name="T3">3</text:span></text:p>
          </draw:text-box>
        </draw:frame>
        <draw:frame draw:style-name="gr6" draw:text-style-name="P10" draw:layer="layout" svg:width="0.75cm" svg:height="0.25cm" svg:x="9.166cm" svg:y="14.121cm">
          <draw:text-box>
            <text:p><text:span text:style-name="T3">4</text:span></text:p>
          </draw:text-box>
        </draw:frame>
        <draw:frame draw:style-name="gr6" draw:text-style-name="P10" draw:layer="layout" svg:width="0.75cm" svg:height="0.25cm" svg:x="11.166cm" svg:y="14.121cm">
          <draw:text-box>
            <text:p><text:span text:style-name="T3">5</text:span></text:p>
          </draw:text-box>
        </draw:frame>
        <draw:frame draw:style-name="gr6" draw:text-style-name="P10" draw:layer="layout" svg:width="0.75cm" svg:height="0.25cm" svg:x="13.166cm" svg:y="14.121cm">
          <draw:text-box>
            <text:p><text:span text:style-name="T3">6</text:span></text:p>
          </draw:text-box>
        </draw:frame>
        <draw:frame draw:style-name="gr6" draw:text-style-name="P10" draw:layer="layout" svg:width="0.75cm" svg:height="0.25cm" svg:x="15.166cm" svg:y="14.121cm">
          <draw:text-box>
            <text:p><text:span text:style-name="T3">7</text:span></text:p>
          </draw:text-box>
        </draw:frame>
        <draw:frame draw:style-name="gr6" draw:text-style-name="P10" draw:layer="layout" svg:width="0.75cm" svg:height="0.25cm" svg:x="17.166cm" svg:y="14.121cm">
          <draw:text-box>
            <text:p><text:span text:style-name="T3">8</text:span></text:p>
          </draw:text-box>
        </draw:frame>
        <draw:g>
          <draw:custom-shape draw:style-name="gr1" draw:text-style-name="P1" draw:layer="layout" svg:width="0.5cm" svg:height="0.5cm" svg:x="5.252cm" svg:y="14.29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5.752cm" svg:y="14.798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5.002cm" svg:y="14.798cm">
            <text:p text:style-name="P3"><text:span text:style-name="T1"><text:s/></text:span><text:span text:style-name="T1">dhihat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7.252cm" svg:y="14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7.752cm" svg:y="14.801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7.002cm" svg:y="14.801cm">
            <text:p text:style-name="P3"><text:span text:style-name="T1"><text:s/></text:span><text:span text:style-name="T1">dhihat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9.252cm" svg:y="14.299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9.752cm" svg:y="14.799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9.002cm" svg:y="14.799cm">
            <text:p text:style-name="P3"><text:span text:style-name="T1"><text:s/></text:span><text:span text:style-name="T1">dcla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11.252cm" svg:y="14.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1.752cm" svg:y="14.8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1.002cm" svg:y="14.8cm">
            <text:p text:style-name="P3"><text:span text:style-name="T1"><text:s/></text:span><text:span text:style-name="T1">drid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13.252cm" svg:y="14.30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3.752cm" svg:y="14.802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3.002cm" svg:y="14.802cm">
            <text:p text:style-name="P3"><text:span text:style-name="T1"><text:s/></text:span><text:span text:style-name="T1">dcrash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15.252cm" svg:y="14.30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5.752cm" svg:y="14.804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5.002cm" svg:y="14.804cm">
            <text:p text:style-name="P3"><text:span text:style-name="T1"><text:s/></text:span><text:span text:style-name="T1">dtomh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17.252cm" svg:y="14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7.752cm" svg:y="14.801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7.002cm" svg:y="14.801cm">
            <text:p text:style-name="P3"><text:span text:style-name="T1"><text:s/></text:span><text:span text:style-name="T1">dtoml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9" draw:layer="layout" svg:x1="9cm" svg:y1="9.25cm" svg:x2="9cm" svg:y2="10cm">
          <text:p/>
        </draw:line>
        <draw:line draw:style-name="gr5" draw:text-style-name="P9" draw:layer="layout" svg:x1="11cm" svg:y1="9.25cm" svg:x2="11cm" svg:y2="10cm">
          <text:p/>
        </draw:line>
        <draw:frame draw:style-name="gr6" draw:text-style-name="P10" draw:layer="layout" svg:width="0.75cm" svg:height="0.25cm" svg:x="7.166cm" svg:y="9.324cm">
          <draw:text-box>
            <text:p><text:span text:style-name="T3">3</text:span></text:p>
          </draw:text-box>
        </draw:frame>
        <draw:frame draw:style-name="gr6" draw:text-style-name="P10" draw:layer="layout" svg:width="0.75cm" svg:height="0.25cm" svg:x="9.166cm" svg:y="9.324cm">
          <draw:text-box>
            <text:p><text:span text:style-name="T3">4</text:span></text:p>
          </draw:text-box>
        </draw:frame>
        <draw:frame draw:style-name="gr6" draw:text-style-name="P10" draw:layer="layout" svg:width="0.75cm" svg:height="0.25cm" svg:x="11.166cm" svg:y="9.324cm">
          <draw:text-box>
            <text:p><text:span text:style-name="T3">5</text:span></text:p>
          </draw:text-box>
        </draw:frame>
        <draw:g>
          <draw:custom-shape draw:style-name="gr1" draw:text-style-name="P1" draw:layer="layout" svg:width="0.5cm" svg:height="0.5cm" svg:x="5.25cm" svg:y="9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5.75cm" svg:y="10.0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5cm" svg:y="10.001cm">
            <text:p text:style-name="P3"><text:span text:style-name="T1"><text:s/></text:span><text:span text:style-name="T1">dsynth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7.25cm" svg:y="9.5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7.75cm" svg:y="10.002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7cm" svg:y="10.002cm">
            <text:p text:style-name="P3"><text:span text:style-name="T1"><text:s/></text:span><text:span text:style-name="T1">dsynthf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9.25cm" svg:y="9.49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9.75cm" svg:y="9.99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9cm" svg:y="9.999cm">
            <text:p text:style-name="P3"><text:span text:style-name="T1"><text:s/></text:span><text:span text:style-name="T1">dsynth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Default">
        <draw:g>
          <draw:custom-shape draw:style-name="gr1" draw:text-style-name="P1" draw:layer="layout" svg:width="0.5cm" svg:height="0.5cm" svg:x="1.252cm" svg:y="9.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.752cm" svg:y="10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6" draw:layer="layout" svg:width="1.998cm" svg:height="2cm" svg:x="1.002cm" svg:y="10cm">
            <text:p text:style-name="P5"><text:span text:style-name="T1">ddrone[0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0" draw:text-style-name="P8" draw:layer="layout" svg:width="11.5cm" svg:height="2cm" svg:x="1cm" svg:y="8cm">
          <text:p text:style-name="P7"><text:span text:style-name="T2"><text:s/></text:span><text:span text:style-name="T2">dmi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1cm" svg:y1="9.25cm" svg:x2="12.5cm" svg:y2="9.25cm">
          <text:p/>
        </draw:line>
        <draw:line draw:style-name="gr5" draw:text-style-name="P9" draw:layer="layout" svg:x1="3cm" svg:y1="9.25cm" svg:x2="3cm" svg:y2="10cm">
          <text:p/>
        </draw:line>
        <draw:line draw:style-name="gr5" draw:text-style-name="P9" draw:layer="layout" svg:x1="5cm" svg:y1="9.25cm" svg:x2="5cm" svg:y2="10cm">
          <text:p/>
        </draw:line>
        <draw:line draw:style-name="gr5" draw:text-style-name="P9" draw:layer="layout" svg:x1="7cm" svg:y1="9.25cm" svg:x2="7cm" svg:y2="10cm">
          <text:p/>
        </draw:line>
        <draw:frame draw:style-name="gr6" draw:text-style-name="P10" draw:layer="layout" svg:width="0.75cm" svg:height="0.25cm" svg:x="1.166cm" svg:y="9.324cm">
          <draw:text-box>
            <text:p><text:span text:style-name="T3">0</text:span></text:p>
          </draw:text-box>
        </draw:frame>
        <draw:frame draw:style-name="gr6" draw:text-style-name="P10" draw:layer="layout" svg:width="0.75cm" svg:height="0.25cm" svg:x="3.166cm" svg:y="9.324cm">
          <draw:text-box>
            <text:p><text:span text:style-name="T3">1</text:span></text:p>
          </draw:text-box>
        </draw:frame>
        <draw:frame draw:style-name="gr6" draw:text-style-name="P10" draw:layer="layout" svg:width="0.75cm" svg:height="0.25cm" svg:x="5.166cm" svg:y="9.324cm">
          <draw:text-box>
            <text:p><text:span text:style-name="T3">2</text:span></text:p>
          </draw:text-box>
        </draw:frame>
        <draw:g>
          <draw:custom-shape draw:style-name="gr1" draw:text-style-name="P1" draw:layer="layout" svg:width="0.5cm" svg:height="0.5cm" svg:x="3.25cm" svg:y="9.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3.75cm" svg:y="10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3cm" svg:y="10cm">
            <text:p text:style-name="P20"><text:span text:style-name="T1">ddrone[1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draw:layer="layout" svg:width="0.5cm" svg:height="0.5cm" svg:x="1.75cm" svg:y="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9" draw:layer="layout" svg:x1="9cm" svg:y1="9.25cm" svg:x2="9cm" svg:y2="10cm">
          <text:p/>
        </draw:line>
        <draw:line draw:style-name="gr5" draw:text-style-name="P9" draw:layer="layout" svg:x1="11cm" svg:y1="9.25cm" svg:x2="11cm" svg:y2="10cm">
          <text:p/>
        </draw:line>
        <draw:frame draw:style-name="gr6" draw:text-style-name="P10" draw:layer="layout" svg:width="0.75cm" svg:height="0.25cm" svg:x="7.166cm" svg:y="9.324cm">
          <draw:text-box>
            <text:p><text:span text:style-name="T3">3</text:span></text:p>
          </draw:text-box>
        </draw:frame>
        <draw:frame draw:style-name="gr6" draw:text-style-name="P10" draw:layer="layout" svg:width="0.75cm" svg:height="0.25cm" svg:x="9.166cm" svg:y="9.324cm">
          <draw:text-box>
            <text:p><text:span text:style-name="T3">4</text:span></text:p>
          </draw:text-box>
        </draw:frame>
        <draw:frame draw:style-name="gr6" draw:text-style-name="P10" draw:layer="layout" svg:width="0.75cm" svg:height="0.25cm" svg:x="11.166cm" svg:y="9.324cm">
          <draw:text-box>
            <text:p><text:span text:style-name="T3">5</text:span></text:p>
          </draw:text-box>
        </draw:frame>
        <draw:g>
          <draw:custom-shape draw:style-name="gr1" draw:text-style-name="P1" draw:layer="layout" svg:width="0.5cm" svg:height="0.5cm" svg:x="5.25cm" svg:y="9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5.75cm" svg:y="10.0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5cm" svg:y="10.001cm">
            <text:p text:style-name="P20"><text:span text:style-name="T1">ddrone[2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7.25cm" svg:y="9.5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7.75cm" svg:y="10.002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7cm" svg:y="10.002cm">
            <text:p text:style-name="P20"><text:span text:style-name="T9"><text:s/></text:span><text:span text:style-name="T1">ddrone[3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9.25cm" svg:y="9.49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9.75cm" svg:y="9.99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9cm" svg:y="9.999cm">
            <text:p text:style-name="P20"><text:span text:style-name="T1">ddrone[4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8" draw:style-name="dp1" draw:master-page-name="Default">
        <draw:g>
          <draw:custom-shape draw:style-name="gr1" draw:text-style-name="P1" draw:layer="layout" svg:width="0.5cm" svg:height="0.5cm" svg:x="1.252cm" svg:y="9.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.752cm" svg:y="10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6" draw:layer="layout" svg:width="1.998cm" svg:height="2cm" svg:x="1.002cm" svg:y="10cm">
            <text:p text:style-name="P5"><text:span text:style-name="T1">dfxflang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8" draw:layer="layout" svg:width="12cm" svg:height="2cm" svg:x="1cm" svg:y="8cm">
          <text:p text:style-name="P7"><text:span text:style-name="T2"><text:s/></text:span><text:span text:style-name="T2">dmi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1cm" svg:y1="9.25cm" svg:x2="13cm" svg:y2="9.25cm">
          <text:p/>
        </draw:line>
        <draw:line draw:style-name="gr5" draw:text-style-name="P9" draw:layer="layout" svg:x1="3cm" svg:y1="9.25cm" svg:x2="3cm" svg:y2="10cm">
          <text:p/>
        </draw:line>
        <draw:line draw:style-name="gr5" draw:text-style-name="P9" draw:layer="layout" svg:x1="5cm" svg:y1="9.25cm" svg:x2="5cm" svg:y2="10cm">
          <text:p/>
        </draw:line>
        <draw:line draw:style-name="gr5" draw:text-style-name="P9" draw:layer="layout" svg:x1="7cm" svg:y1="9.25cm" svg:x2="7cm" svg:y2="10cm">
          <text:p/>
        </draw:line>
        <draw:frame draw:style-name="gr6" draw:text-style-name="P10" draw:layer="layout" svg:width="0.75cm" svg:height="0.25cm" svg:x="1.166cm" svg:y="9.324cm">
          <draw:text-box>
            <text:p><text:span text:style-name="T3">0</text:span></text:p>
          </draw:text-box>
        </draw:frame>
        <draw:frame draw:style-name="gr6" draw:text-style-name="P10" draw:layer="layout" svg:width="0.75cm" svg:height="0.25cm" svg:x="3.166cm" svg:y="9.324cm">
          <draw:text-box>
            <text:p><text:span text:style-name="T3">1</text:span></text:p>
          </draw:text-box>
        </draw:frame>
        <draw:frame draw:style-name="gr6" draw:text-style-name="P10" draw:layer="layout" svg:width="0.75cm" svg:height="0.25cm" svg:x="5.166cm" svg:y="9.324cm">
          <draw:text-box>
            <text:p><text:span text:style-name="T3">2</text:span></text:p>
          </draw:text-box>
        </draw:frame>
        <draw:g>
          <draw:custom-shape draw:style-name="gr1" draw:text-style-name="P1" draw:layer="layout" svg:width="0.5cm" svg:height="0.5cm" svg:x="3.25cm" svg:y="9.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3.75cm" svg:y="10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21" draw:layer="layout" svg:width="1.998cm" svg:height="2cm" svg:x="3cm" svg:y="10cm">
            <text:p text:style-name="P20"><text:span text:style-name="T1">dfxdecim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draw:layer="layout" svg:width="0.5cm" svg:height="0.5cm" svg:x="1.75cm" svg:y="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9" draw:layer="layout" svg:x1="9cm" svg:y1="9.25cm" svg:x2="9cm" svg:y2="10cm">
          <text:p/>
        </draw:line>
        <draw:line draw:style-name="gr5" draw:text-style-name="P9" draw:layer="layout" svg:x1="11cm" svg:y1="9.25cm" svg:x2="11cm" svg:y2="10cm">
          <text:p/>
        </draw:line>
        <draw:frame draw:style-name="gr6" draw:text-style-name="P10" draw:layer="layout" svg:width="0.75cm" svg:height="0.25cm" svg:x="7.166cm" svg:y="9.324cm">
          <draw:text-box>
            <text:p><text:span text:style-name="T3">3</text:span></text:p>
          </draw:text-box>
        </draw:frame>
        <draw:frame draw:style-name="gr6" draw:text-style-name="P10" draw:layer="layout" svg:width="0.75cm" svg:height="0.25cm" svg:x="9.166cm" svg:y="9.324cm">
          <draw:text-box>
            <text:p><text:span text:style-name="T3">4</text:span></text:p>
          </draw:text-box>
        </draw:frame>
        <draw:frame draw:style-name="gr6" draw:text-style-name="P10" draw:layer="layout" svg:width="0.75cm" svg:height="0.25cm" svg:x="11.166cm" svg:y="9.324cm">
          <draw:text-box>
            <text:p><text:span text:style-name="T3">5</text:span></text:p>
          </draw:text-box>
        </draw:frame>
        <draw:g>
          <draw:custom-shape draw:style-name="gr1" draw:text-style-name="P1" draw:layer="layout" svg:width="0.5cm" svg:height="0.5cm" svg:x="5.25cm" svg:y="9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5.75cm" svg:y="10.0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4" draw:text-style-name="P21" draw:layer="layout" svg:width="1.998cm" svg:height="2cm" svg:x="5cm" svg:y="10.001cm">
            <text:p text:style-name="P20"><text:span text:style-name="T1">dsynthsol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7.25cm" svg:y="9.5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7.75cm" svg:y="10.002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21" draw:layer="layout" svg:width="1.998cm" svg:height="2cm" svg:x="7cm" svg:y="10.002cm">
            <text:p text:style-name="P20"><text:span text:style-name="T1">dfxfilt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9.25cm" svg:y="9.49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9.75cm" svg:y="9.99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6" draw:text-style-name="P21" draw:layer="layout" svg:width="1.998cm" svg:height="2cm" svg:x="9cm" svg:y="9.999cm">
            <text:p text:style-name="P20"><text:span text:style-name="T1">dfxdela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1.252cm" svg:y="11.50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.752cm" svg:y="12.00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6" draw:layer="layout" svg:width="1.998cm" svg:height="2cm" svg:x="1.002cm" svg:y="12.006cm">
            <text:p text:style-name="P5"><text:span text:style-name="T1">dsynthba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3.25cm" svg:y="11.50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3.75cm" svg:y="12.00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7" draw:text-style-name="P21" draw:layer="layout" svg:width="1.998cm" svg:height="2cm" svg:x="3cm" svg:y="12.006cm">
            <text:p text:style-name="P20"><text:span text:style-name="T1">dsynthar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11.25cm" svg:y="9.50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1.75cm" svg:y="10.00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8" draw:text-style-name="P21" draw:layer="layout" svg:width="1.998cm" svg:height="2cm" svg:x="11cm" svg:y="10.004cm">
            <text:p text:style-name="P20"><text:span text:style-name="T1">dsynthlea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7.25cm" svg:y="11.50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7.75cm" svg:y="12.00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21" draw:layer="layout" svg:width="1.998cm" svg:height="2cm" svg:x="7cm" svg:y="12.007cm">
            <text:p text:style-name="P20"><text:span text:style-name="T1">dba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9.25cm" svg:y="11.50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9.75cm" svg:y="12.00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21" draw:layer="layout" svg:width="1.998cm" svg:height="2cm" svg:x="9cm" svg:y="12.004cm">
            <text:p text:style-name="P20"><text:span text:style-name="T1">dsna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6" draw:layer="layout" svg:width="1.998cm" svg:height="2cm" svg:x="1cm" svg:y="5.98cm">
            <text:p text:style-name="P5"><text:span text:style-name="T6">dseqmid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9" draw:style-name="dp1" draw:master-page-name="Default">
        <draw:g>
          <draw:custom-shape draw:style-name="gr1" draw:text-style-name="P1" draw:layer="layout" svg:width="0.5cm" svg:height="0.5cm" svg:x="1.252cm" svg:y="9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.752cm" svg:y="10.0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6" draw:layer="layout" svg:width="1.998cm" svg:height="2cm" svg:x="1.002cm" svg:y="10.001cm">
            <text:p text:style-name="P5"><text:span text:style-name="T1">dfxfilt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8" draw:layer="layout" svg:width="12cm" svg:height="2cm" svg:x="1cm" svg:y="8.001cm">
          <text:p text:style-name="P7"><text:span text:style-name="T2"><text:s/></text:span><text:span text:style-name="T2">dmi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1cm" svg:y1="9.251cm" svg:x2="13cm" svg:y2="9.251cm">
          <text:p/>
        </draw:line>
        <draw:line draw:style-name="gr5" draw:text-style-name="P9" draw:layer="layout" svg:x1="3cm" svg:y1="9.251cm" svg:x2="3cm" svg:y2="10.001cm">
          <text:p/>
        </draw:line>
        <draw:line draw:style-name="gr5" draw:text-style-name="P9" draw:layer="layout" svg:x1="5cm" svg:y1="9.251cm" svg:x2="5cm" svg:y2="10.001cm">
          <text:p/>
        </draw:line>
        <draw:line draw:style-name="gr5" draw:text-style-name="P9" draw:layer="layout" svg:x1="7cm" svg:y1="9.251cm" svg:x2="7cm" svg:y2="10.001cm">
          <text:p/>
        </draw:line>
        <draw:frame draw:style-name="gr6" draw:text-style-name="P10" draw:layer="layout" svg:width="0.75cm" svg:height="0.25cm" svg:x="1.166cm" svg:y="9.325cm">
          <draw:text-box>
            <text:p><text:span text:style-name="T3">0</text:span></text:p>
          </draw:text-box>
        </draw:frame>
        <draw:frame draw:style-name="gr6" draw:text-style-name="P10" draw:layer="layout" svg:width="0.75cm" svg:height="0.25cm" svg:x="3.166cm" svg:y="9.325cm">
          <draw:text-box>
            <text:p><text:span text:style-name="T3">1</text:span></text:p>
          </draw:text-box>
        </draw:frame>
        <draw:frame draw:style-name="gr6" draw:text-style-name="P10" draw:layer="layout" svg:width="0.75cm" svg:height="0.25cm" svg:x="5.166cm" svg:y="9.325cm">
          <draw:text-box>
            <text:p><text:span text:style-name="T3">2</text:span></text:p>
          </draw:text-box>
        </draw:frame>
        <draw:g>
          <draw:custom-shape draw:style-name="gr1" draw:text-style-name="P1" draw:layer="layout" svg:width="0.5cm" svg:height="0.5cm" svg:x="3.25cm" svg:y="9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3.75cm" svg:y="10.0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1" draw:text-style-name="P21" draw:layer="layout" svg:width="1.998cm" svg:height="2cm" svg:x="3cm" svg:y="10.001cm">
            <text:p text:style-name="P20"><text:span text:style-name="T1">dsamp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draw:layer="layout" svg:width="0.5cm" svg:height="0.5cm" svg:x="1.75cm" svg:y="8.00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9" draw:layer="layout" svg:x1="9cm" svg:y1="9.251cm" svg:x2="9cm" svg:y2="10.001cm">
          <text:p/>
        </draw:line>
        <draw:line draw:style-name="gr5" draw:text-style-name="P9" draw:layer="layout" svg:x1="11cm" svg:y1="9.251cm" svg:x2="11cm" svg:y2="10.001cm">
          <text:p/>
        </draw:line>
        <draw:frame draw:style-name="gr6" draw:text-style-name="P10" draw:layer="layout" svg:width="0.75cm" svg:height="0.25cm" svg:x="7.166cm" svg:y="9.325cm">
          <draw:text-box>
            <text:p><text:span text:style-name="T3">3</text:span></text:p>
          </draw:text-box>
        </draw:frame>
        <draw:frame draw:style-name="gr6" draw:text-style-name="P10" draw:layer="layout" svg:width="0.75cm" svg:height="0.25cm" svg:x="9.166cm" svg:y="9.325cm">
          <draw:text-box>
            <text:p><text:span text:style-name="T3">4</text:span></text:p>
          </draw:text-box>
        </draw:frame>
        <draw:frame draw:style-name="gr6" draw:text-style-name="P10" draw:layer="layout" svg:width="0.75cm" svg:height="0.25cm" svg:x="11.166cm" svg:y="9.325cm">
          <draw:text-box>
            <text:p><text:span text:style-name="T3">5</text:span></text:p>
          </draw:text-box>
        </draw:frame>
        <draw:g>
          <draw:custom-shape draw:style-name="gr1" draw:text-style-name="P1" draw:layer="layout" svg:width="0.5cm" svg:height="0.5cm" svg:x="1.252cm" svg:y="11.50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.752cm" svg:y="12.00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6" draw:layer="layout" svg:width="1.998cm" svg:height="2cm" svg:x="1.002cm" svg:y="12.007cm">
            <text:p text:style-name="P5"><text:span text:style-name="T1">dsynthv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0" draw:style-name="dp1" draw:master-page-name="Default">
        <draw:g>
          <draw:custom-shape draw:style-name="gr1" draw:text-style-name="P1" draw:layer="layout" svg:width="0.5cm" svg:height="0.5cm" svg:x="1.252cm" svg:y="9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.752cm" svg:y="10.0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6" draw:layer="layout" svg:width="1.998cm" svg:height="2cm" svg:x="1.002cm" svg:y="10.001cm">
            <text:p text:style-name="P5"><text:span text:style-name="T1">dsynth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8" draw:layer="layout" svg:width="12cm" svg:height="2cm" svg:x="1cm" svg:y="8.001cm">
          <text:p text:style-name="P7"><text:span text:style-name="T2"><text:s/></text:span><text:span text:style-name="T2">dmi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1cm" svg:y1="9.251cm" svg:x2="13cm" svg:y2="9.251cm">
          <text:p/>
        </draw:line>
        <draw:line draw:style-name="gr5" draw:text-style-name="P9" draw:layer="layout" svg:x1="3cm" svg:y1="9.251cm" svg:x2="3cm" svg:y2="10.001cm">
          <text:p/>
        </draw:line>
        <draw:line draw:style-name="gr5" draw:text-style-name="P9" draw:layer="layout" svg:x1="5cm" svg:y1="9.251cm" svg:x2="5cm" svg:y2="10.001cm">
          <text:p/>
        </draw:line>
        <draw:line draw:style-name="gr5" draw:text-style-name="P9" draw:layer="layout" svg:x1="7cm" svg:y1="9.251cm" svg:x2="7cm" svg:y2="10.001cm">
          <text:p/>
        </draw:line>
        <draw:frame draw:style-name="gr6" draw:text-style-name="P10" draw:layer="layout" svg:width="0.75cm" svg:height="0.25cm" svg:x="1.166cm" svg:y="9.325cm">
          <draw:text-box>
            <text:p><text:span text:style-name="T3">0</text:span></text:p>
          </draw:text-box>
        </draw:frame>
        <draw:frame draw:style-name="gr6" draw:text-style-name="P10" draw:layer="layout" svg:width="0.75cm" svg:height="0.25cm" svg:x="3.166cm" svg:y="9.325cm">
          <draw:text-box>
            <text:p><text:span text:style-name="T3">1</text:span></text:p>
          </draw:text-box>
        </draw:frame>
        <draw:frame draw:style-name="gr6" draw:text-style-name="P10" draw:layer="layout" svg:width="0.75cm" svg:height="0.25cm" svg:x="5.166cm" svg:y="9.325cm">
          <draw:text-box>
            <text:p><text:span text:style-name="T3">2</text:span></text:p>
          </draw:text-box>
        </draw:frame>
        <draw:g>
          <draw:custom-shape draw:style-name="gr1" draw:text-style-name="P1" draw:layer="layout" svg:width="0.5cm" svg:height="0.5cm" svg:x="3.25cm" svg:y="9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3.75cm" svg:y="10.0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2" draw:text-style-name="P21" draw:layer="layout" svg:width="1.998cm" svg:height="2cm" svg:x="3cm" svg:y="10.001cm">
            <text:p text:style-name="P20"><text:span text:style-name="T1">dsynthf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draw:layer="layout" svg:width="0.5cm" svg:height="0.5cm" svg:x="1.75cm" svg:y="8.00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9" draw:layer="layout" svg:x1="9cm" svg:y1="9.251cm" svg:x2="9cm" svg:y2="10.001cm">
          <text:p/>
        </draw:line>
        <draw:line draw:style-name="gr5" draw:text-style-name="P9" draw:layer="layout" svg:x1="11cm" svg:y1="9.251cm" svg:x2="11cm" svg:y2="10.001cm">
          <text:p/>
        </draw:line>
        <draw:frame draw:style-name="gr6" draw:text-style-name="P10" draw:layer="layout" svg:width="0.75cm" svg:height="0.25cm" svg:x="7.166cm" svg:y="9.325cm">
          <draw:text-box>
            <text:p><text:span text:style-name="T3">3</text:span></text:p>
          </draw:text-box>
        </draw:frame>
        <draw:frame draw:style-name="gr6" draw:text-style-name="P10" draw:layer="layout" svg:width="0.75cm" svg:height="0.25cm" svg:x="9.166cm" svg:y="9.325cm">
          <draw:text-box>
            <text:p><text:span text:style-name="T3">4</text:span></text:p>
          </draw:text-box>
        </draw:frame>
        <draw:frame draw:style-name="gr6" draw:text-style-name="P10" draw:layer="layout" svg:width="0.75cm" svg:height="0.25cm" svg:x="11.166cm" svg:y="9.325cm">
          <draw:text-box>
            <text:p><text:span text:style-name="T3">5</text:span></text:p>
          </draw:text-box>
        </draw:frame>
        <draw:g>
          <draw:custom-shape draw:style-name="gr1" draw:text-style-name="P1" draw:layer="layout" svg:width="0.5cm" svg:height="0.5cm" svg:x="5.252cm" svg:y="9.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5.752cm" svg:y="10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6" draw:layer="layout" svg:width="1.998cm" svg:height="2cm" svg:x="5.002cm" svg:y="10cm">
            <text:p text:style-name="P5"><text:span text:style-name="T1">dsamp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0.5cm" svg:height="0.5cm" svg:x="1.75cm" svg:y="6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3" draw:text-style-name="P21" draw:layer="layout" svg:width="1.998cm" svg:height="2cm" svg:x="1cm" svg:y="6cm">
            <text:p text:style-name="P20"><text:span text:style-name="T1">ofxMid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4" draw:text-style-name="P21" draw:layer="layout" svg:width="1.998cm" svg:height="2cm" svg:x="1.002cm" svg:y="4cm">
              <text:p text:style-name="P20"><text:span text:style-name="T1">MIDI keyboar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5" draw:text-style-name="P9" draw:layer="layout" svg:x1="1.25cm" svg:y1="5.5cm" svg:x2="1.25cm" svg:y2="6cm">
              <text:p/>
            </draw:line>
            <draw:line draw:style-name="gr35" draw:text-style-name="P9" draw:layer="layout" svg:x1="1.55cm" svg:y1="5.5cm" svg:x2="1.55cm" svg:y2="6cm">
              <text:p/>
            </draw:line>
            <draw:line draw:style-name="gr35" draw:text-style-name="P9" draw:layer="layout" svg:x1="2.05cm" svg:y1="5.5cm" svg:x2="2.05cm" svg:y2="6cm">
              <text:p/>
            </draw:line>
            <draw:line draw:style-name="gr35" draw:text-style-name="P9" draw:layer="layout" svg:x1="2.35cm" svg:y1="5.5cm" svg:x2="2.35cm" svg:y2="6cm">
              <text:p/>
            </draw:line>
            <draw:line draw:style-name="gr35" draw:text-style-name="P9" draw:layer="layout" svg:x1="2.65cm" svg:y1="5.5cm" svg:x2="2.65cm" svg:y2="6cm">
              <text:p/>
            </draw:line>
          </draw:g>
        </draw:g>
      </draw:page>
      <draw:page draw:name="page11" draw:style-name="dp1" draw:master-page-name="Default">
        <draw:g>
          <draw:custom-shape draw:style-name="gr1" draw:text-style-name="P1" draw:layer="layout" svg:width="0.5cm" svg:height="0.5cm" svg:x="1.252cm" svg:y="9.5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.752cm" svg:y="10.002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6" draw:layer="layout" svg:width="1.998cm" svg:height="2cm" svg:x="1.002cm" svg:y="10.002cm">
            <text:p text:style-name="P5"><text:span text:style-name="T1">dsynthar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8" draw:layer="layout" svg:width="12cm" svg:height="2cm" svg:x="1cm" svg:y="8.002cm">
          <text:p text:style-name="P7"><text:span text:style-name="T2"><text:s/></text:span><text:span text:style-name="T2">dmi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1cm" svg:y1="9.252cm" svg:x2="13cm" svg:y2="9.252cm">
          <text:p/>
        </draw:line>
        <draw:line draw:style-name="gr5" draw:text-style-name="P9" draw:layer="layout" svg:x1="3cm" svg:y1="9.252cm" svg:x2="3cm" svg:y2="10.002cm">
          <text:p/>
        </draw:line>
        <draw:line draw:style-name="gr5" draw:text-style-name="P9" draw:layer="layout" svg:x1="5cm" svg:y1="9.252cm" svg:x2="5cm" svg:y2="10.002cm">
          <text:p/>
        </draw:line>
        <draw:line draw:style-name="gr5" draw:text-style-name="P9" draw:layer="layout" svg:x1="7cm" svg:y1="9.252cm" svg:x2="7cm" svg:y2="10.002cm">
          <text:p/>
        </draw:line>
        <draw:frame draw:style-name="gr6" draw:text-style-name="P10" draw:layer="layout" svg:width="0.75cm" svg:height="0.25cm" svg:x="1.166cm" svg:y="9.326cm">
          <draw:text-box>
            <text:p><text:span text:style-name="T3">0</text:span></text:p>
          </draw:text-box>
        </draw:frame>
        <draw:frame draw:style-name="gr6" draw:text-style-name="P10" draw:layer="layout" svg:width="0.75cm" svg:height="0.25cm" svg:x="3.166cm" svg:y="9.326cm">
          <draw:text-box>
            <text:p><text:span text:style-name="T3">1</text:span></text:p>
          </draw:text-box>
        </draw:frame>
        <draw:frame draw:style-name="gr6" draw:text-style-name="P10" draw:layer="layout" svg:width="0.75cm" svg:height="0.25cm" svg:x="5.166cm" svg:y="9.326cm">
          <draw:text-box>
            <text:p><text:span text:style-name="T3">2</text:span></text:p>
          </draw:text-box>
        </draw:frame>
        <draw:g>
          <draw:custom-shape draw:style-name="gr1" draw:text-style-name="P1" draw:layer="layout" svg:width="0.5cm" svg:height="0.5cm" svg:x="3.25cm" svg:y="9.5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3.75cm" svg:y="10.002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6" draw:text-style-name="P21" draw:layer="layout" svg:width="1.998cm" svg:height="2cm" svg:x="3cm" svg:y="10.002cm">
            <text:p text:style-name="P20"><text:span text:style-name="T1">dsynthpa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draw:layer="layout" svg:width="0.5cm" svg:height="0.5cm" svg:x="1.75cm" svg:y="8.00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9" draw:layer="layout" svg:x1="9cm" svg:y1="9.252cm" svg:x2="9cm" svg:y2="10.002cm">
          <text:p/>
        </draw:line>
        <draw:line draw:style-name="gr5" draw:text-style-name="P9" draw:layer="layout" svg:x1="11cm" svg:y1="9.252cm" svg:x2="11cm" svg:y2="10.002cm">
          <text:p/>
        </draw:line>
        <draw:frame draw:style-name="gr6" draw:text-style-name="P10" draw:layer="layout" svg:width="0.75cm" svg:height="0.25cm" svg:x="7.166cm" svg:y="9.326cm">
          <draw:text-box>
            <text:p><text:span text:style-name="T3">3</text:span></text:p>
          </draw:text-box>
        </draw:frame>
        <draw:frame draw:style-name="gr6" draw:text-style-name="P10" draw:layer="layout" svg:width="0.75cm" svg:height="0.25cm" svg:x="9.166cm" svg:y="9.326cm">
          <draw:text-box>
            <text:p><text:span text:style-name="T3">4</text:span></text:p>
          </draw:text-box>
        </draw:frame>
        <draw:frame draw:style-name="gr6" draw:text-style-name="P10" draw:layer="layout" svg:width="0.75cm" svg:height="0.25cm" svg:x="11.166cm" svg:y="9.326cm">
          <draw:text-box>
            <text:p><text:span text:style-name="T3">5</text:span></text:p>
          </draw:text-box>
        </draw:frame>
        <draw:g>
          <draw:custom-shape draw:style-name="gr1" draw:text-style-name="P1" draw:layer="layout" svg:width="0.5cm" svg:height="0.5cm" svg:x="5.252cm" svg:y="9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5.752cm" svg:y="10.0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6" draw:layer="layout" svg:width="1.998cm" svg:height="2cm" svg:x="5.002cm" svg:y="10.001cm">
            <text:p text:style-name="P5"><text:span text:style-name="T1">dsynthlea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0.5cm" svg:height="0.5cm" svg:x="1.75cm" svg:y="6.0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7" draw:text-style-name="P21" draw:layer="layout" svg:width="1.998cm" svg:height="2cm" svg:x="1cm" svg:y="6.001cm">
            <text:p text:style-name="P20"><text:span text:style-name="T1">ofxMid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38" draw:text-style-name="P9" draw:layer="layout" svg:x1="1cm" svg:y1="5.45cm" svg:x2="3cm" svg:y2="5.45cm">
              <text:p/>
            </draw:line>
            <draw:line draw:style-name="gr39" draw:text-style-name="P9" draw:layer="layout" svg:x1="1cm" svg:y1="5.55cm" svg:x2="3cm" svg:y2="5.55cm">
              <text:p/>
            </draw:line>
            <draw:line draw:style-name="gr40" draw:text-style-name="P9" draw:layer="layout" svg:x1="1cm" svg:y1="5.65cm" svg:x2="3cm" svg:y2="5.65cm">
              <text:p/>
            </draw:line>
            <draw:custom-shape draw:style-name="gr41" draw:text-style-name="P21" draw:layer="layout" svg:width="1.998cm" svg:height="2cm" svg:x="1.002cm" svg:y="4.001cm">
              <text:p text:style-name="P20"><text:span text:style-name="T1">MIDI sequenc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2" draw:text-style-name="P9" draw:layer="layout" svg:x1="1cm" svg:y1="5.75cm" svg:x2="3cm" svg:y2="5.75cm">
              <text:p/>
            </draw:line>
          </draw:g>
        </draw:g>
        <draw:g>
          <draw:custom-shape draw:style-name="gr1" draw:text-style-name="P1" draw:layer="layout" svg:width="0.5cm" svg:height="0.5cm" svg:x="7.252cm" svg:y="9.49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7.752cm" svg:y="9.99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6" draw:layer="layout" svg:width="1.998cm" svg:height="2cm" svg:x="7.002cm" svg:y="9.994cm">
            <text:p text:style-name="P5"><text:span text:style-name="T1">dsynthf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9.252cm" svg:y="9.48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9.752cm" svg:y="9.98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6" draw:layer="layout" svg:width="1.998cm" svg:height="2cm" svg:x="9.002cm" svg:y="9.988cm">
            <text:p text:style-name="P5"><text:span text:style-name="T1">dsamp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2" draw:style-name="dp1" draw:master-page-name="Default">
        <draw:g>
          <draw:custom-shape draw:style-name="gr1" draw:text-style-name="P1" draw:layer="layout" svg:width="0.5cm" svg:height="0.5cm" svg:x="13.252cm" svg:y="9.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3.752cm" svg:y="10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6" draw:layer="layout" svg:width="1.998cm" svg:height="2cm" svg:x="13.002cm" svg:y="10cm">
            <text:p text:style-name="P5"><text:span text:style-name="T1">dsynthpian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3.25cm" svg:y="9.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3.75cm" svg:y="10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23" draw:layer="layout" svg:width="1.998cm" svg:height="2cm" svg:x="3cm" svg:y="10cm">
            <text:p text:style-name="P22"><text:span text:style-name="T10"><text:s/></text:span><text:span text:style-name="T10">dsynthbass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cm" svg:height="0.5cm" svg:x="1.25cm" svg:y="9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1" draw:text-style-name="P12" draw:layer="layout" svg:width="18cm" svg:height="2cm" svg:x="1cm" svg:y="14.797cm">
          <text:p text:style-name="P11"><text:span text:style-name="T4"><text:s/></text:span><text:span text:style-name="T4">ddmi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1cm" svg:y1="16.047cm" svg:x2="19cm" svg:y2="16.05cm">
          <text:p/>
        </draw:line>
        <draw:line draw:style-name="gr5" draw:text-style-name="P9" draw:layer="layout" svg:x1="3cm" svg:y1="16.047cm" svg:x2="3cm" svg:y2="16.797cm">
          <text:p/>
        </draw:line>
        <draw:line draw:style-name="gr5" draw:text-style-name="P9" draw:layer="layout" svg:x1="5cm" svg:y1="16.047cm" svg:x2="5cm" svg:y2="16.797cm">
          <text:p/>
        </draw:line>
        <draw:frame draw:style-name="gr6" draw:text-style-name="P10" draw:layer="layout" svg:width="0.75cm" svg:height="0.25cm" svg:x="1.166cm" svg:y="16.121cm">
          <draw:text-box>
            <text:p><text:span text:style-name="T3">0</text:span></text:p>
          </draw:text-box>
        </draw:frame>
        <draw:frame draw:style-name="gr6" draw:text-style-name="P10" draw:layer="layout" svg:width="0.75cm" svg:height="0.25cm" svg:x="3.166cm" svg:y="16.121cm">
          <draw:text-box>
            <text:p><text:span text:style-name="T3">1</text:span></text:p>
          </draw:text-box>
        </draw:frame>
        <draw:custom-shape draw:style-name="gr2" draw:text-style-name="P2" draw:layer="layout" svg:width="0.5cm" svg:height="0.5cm" svg:x="1.75cm" svg:y="14.826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9" draw:layer="layout" svg:x1="1.5cm" svg:y1="10cm" svg:x2="1.5cm" svg:y2="14.75cm">
          <text:p/>
        </draw:line>
        <draw:line draw:style-name="gr9" draw:text-style-name="P9" draw:layer="layout" svg:x1="2cm" svg:y1="10cm" svg:x2="2cm" svg:y2="14.75cm">
          <text:p/>
        </draw:line>
        <draw:g>
          <draw:custom-shape draw:style-name="gr1" draw:text-style-name="P1" draw:layer="layout" svg:width="0.5cm" svg:height="0.5cm" svg:x="1.252cm" svg:y="16.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.752cm" svg:y="16.8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.002cm" svg:y="16.8cm">
            <text:p text:style-name="P3"><text:span text:style-name="T1"><text:s/></text:span><text:span text:style-name="T1">dba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3.252cm" svg:y="16.29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3.752cm" svg:y="16.796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3.002cm" svg:y="16.796cm">
            <text:p text:style-name="P3"><text:span text:style-name="T1"><text:s/></text:span><text:span text:style-name="T1">dsna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9" draw:layer="layout" svg:x1="7cm" svg:y1="16.047cm" svg:x2="7cm" svg:y2="16.797cm">
          <text:p/>
        </draw:line>
        <draw:line draw:style-name="gr5" draw:text-style-name="P9" draw:layer="layout" svg:x1="9cm" svg:y1="16.047cm" svg:x2="9cm" svg:y2="16.797cm">
          <text:p/>
        </draw:line>
        <draw:line draw:style-name="gr5" draw:text-style-name="P9" draw:layer="layout" svg:x1="11cm" svg:y1="16.047cm" svg:x2="11cm" svg:y2="16.797cm">
          <text:p/>
        </draw:line>
        <draw:line draw:style-name="gr5" draw:text-style-name="P9" draw:layer="layout" svg:x1="13cm" svg:y1="16.047cm" svg:x2="13cm" svg:y2="16.797cm">
          <text:p/>
        </draw:line>
        <draw:line draw:style-name="gr5" draw:text-style-name="P9" draw:layer="layout" svg:x1="15cm" svg:y1="16.047cm" svg:x2="15cm" svg:y2="16.797cm">
          <text:p/>
        </draw:line>
        <draw:line draw:style-name="gr5" draw:text-style-name="P9" draw:layer="layout" svg:x1="17cm" svg:y1="16.047cm" svg:x2="17cm" svg:y2="16.797cm">
          <text:p/>
        </draw:line>
        <draw:frame draw:style-name="gr6" draw:text-style-name="P10" draw:layer="layout" svg:width="0.75cm" svg:height="0.25cm" svg:x="5.166cm" svg:y="16.121cm">
          <draw:text-box>
            <text:p><text:span text:style-name="T3">2</text:span></text:p>
          </draw:text-box>
        </draw:frame>
        <draw:frame draw:style-name="gr6" draw:text-style-name="P10" draw:layer="layout" svg:width="0.75cm" svg:height="0.25cm" svg:x="7.166cm" svg:y="16.121cm">
          <draw:text-box>
            <text:p><text:span text:style-name="T3">3</text:span></text:p>
          </draw:text-box>
        </draw:frame>
        <draw:frame draw:style-name="gr6" draw:text-style-name="P10" draw:layer="layout" svg:width="0.75cm" svg:height="0.25cm" svg:x="9.166cm" svg:y="16.121cm">
          <draw:text-box>
            <text:p><text:span text:style-name="T3">4</text:span></text:p>
          </draw:text-box>
        </draw:frame>
        <draw:frame draw:style-name="gr6" draw:text-style-name="P10" draw:layer="layout" svg:width="0.75cm" svg:height="0.25cm" svg:x="11.166cm" svg:y="16.121cm">
          <draw:text-box>
            <text:p><text:span text:style-name="T3">5</text:span></text:p>
          </draw:text-box>
        </draw:frame>
        <draw:frame draw:style-name="gr6" draw:text-style-name="P10" draw:layer="layout" svg:width="0.75cm" svg:height="0.25cm" svg:x="13.166cm" svg:y="16.121cm">
          <draw:text-box>
            <text:p><text:span text:style-name="T3">6</text:span></text:p>
          </draw:text-box>
        </draw:frame>
        <draw:frame draw:style-name="gr6" draw:text-style-name="P10" draw:layer="layout" svg:width="0.75cm" svg:height="0.25cm" svg:x="15.166cm" svg:y="16.121cm">
          <draw:text-box>
            <text:p><text:span text:style-name="T3">7</text:span></text:p>
          </draw:text-box>
        </draw:frame>
        <draw:frame draw:style-name="gr6" draw:text-style-name="P10" draw:layer="layout" svg:width="0.75cm" svg:height="0.25cm" svg:x="17.166cm" svg:y="16.121cm">
          <draw:text-box>
            <text:p><text:span text:style-name="T3">8</text:span></text:p>
          </draw:text-box>
        </draw:frame>
        <draw:g>
          <draw:custom-shape draw:style-name="gr1" draw:text-style-name="P1" draw:layer="layout" svg:width="0.5cm" svg:height="0.5cm" svg:x="5.252cm" svg:y="16.29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5.752cm" svg:y="16.798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5.002cm" svg:y="16.798cm">
            <text:p text:style-name="P3"><text:span text:style-name="T1"><text:s/></text:span><text:span text:style-name="T1">dhihat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7.252cm" svg:y="16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7.752cm" svg:y="16.801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7.002cm" svg:y="16.801cm">
            <text:p text:style-name="P3"><text:span text:style-name="T1"><text:s/></text:span><text:span text:style-name="T1">dhihat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9.252cm" svg:y="16.299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9.752cm" svg:y="16.799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9.002cm" svg:y="16.799cm">
            <text:p text:style-name="P3"><text:span text:style-name="T1"><text:s/></text:span><text:span text:style-name="T1">dcla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11.252cm" svg:y="16.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1.752cm" svg:y="16.8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1.002cm" svg:y="16.8cm">
            <text:p text:style-name="P3"><text:span text:style-name="T1"><text:s/></text:span><text:span text:style-name="T1">drid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13.252cm" svg:y="16.30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3.752cm" svg:y="16.802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3.002cm" svg:y="16.802cm">
            <text:p text:style-name="P3"><text:span text:style-name="T1"><text:s/></text:span><text:span text:style-name="T1">dcrash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15.252cm" svg:y="16.30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5.752cm" svg:y="16.804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5.002cm" svg:y="16.804cm">
            <text:p text:style-name="P3"><text:span text:style-name="T1"><text:s/></text:span><text:span text:style-name="T1">dtomh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17.252cm" svg:y="16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7.752cm" svg:y="16.801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7.002cm" svg:y="16.801cm">
            <text:p text:style-name="P3"><text:span text:style-name="T1"><text:s/></text:span><text:span text:style-name="T1">dtoml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5.25cm" svg:y="9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5.75cm" svg:y="10.0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5cm" svg:y="10.001cm">
            <text:p text:style-name="P3"><text:span text:style-name="T1">dsynthbass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7.25cm" svg:y="9.5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7.75cm" svg:y="10.002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7cm" svg:y="10.002cm">
            <text:p text:style-name="P3"><text:span text:style-name="T1"><text:s/></text:span><text:span text:style-name="T1">dfxfilt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9.25cm" svg:y="9.49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9.75cm" svg:y="9.99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9cm" svg:y="9.999cm">
            <text:p text:style-name="P3"><text:span text:style-name="T1"><text:s/></text:span><text:span text:style-name="T1">dsynthar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12" draw:layer="layout" svg:width="18cm" svg:height="2cm" svg:x="1cm" svg:y="8cm">
            <text:p text:style-name="P11"><text:span text:style-name="T4"><text:s/></text:span><text:span text:style-name="T4">dmix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9" draw:layer="layout" svg:x1="1cm" svg:y1="9.25cm" svg:x2="19cm" svg:y2="9.253cm">
            <text:p/>
          </draw:line>
          <draw:line draw:style-name="gr5" draw:text-style-name="P9" draw:layer="layout" svg:x1="3cm" svg:y1="9.25cm" svg:x2="3cm" svg:y2="10cm">
            <text:p/>
          </draw:line>
          <draw:line draw:style-name="gr5" draw:text-style-name="P9" draw:layer="layout" svg:x1="5cm" svg:y1="9.25cm" svg:x2="5cm" svg:y2="10cm">
            <text:p/>
          </draw:line>
          <draw:frame draw:style-name="gr6" draw:text-style-name="P10" draw:layer="layout" svg:width="0.75cm" svg:height="0.25cm" svg:x="1.166cm" svg:y="9.324cm">
            <draw:text-box>
              <text:p><text:span text:style-name="T3">0</text:span></text:p>
            </draw:text-box>
          </draw:frame>
          <draw:frame draw:style-name="gr6" draw:text-style-name="P10" draw:layer="layout" svg:width="0.75cm" svg:height="0.25cm" svg:x="3.166cm" svg:y="9.324cm">
            <draw:text-box>
              <text:p><text:span text:style-name="T3">1</text:span></text:p>
            </draw:text-box>
          </draw:frame>
          <draw:custom-shape draw:style-name="gr2" draw:text-style-name="P2" draw:layer="layout" svg:width="0.5cm" svg:height="0.5cm" svg:x="1.75cm" svg:y="8.029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9" draw:layer="layout" svg:x1="7cm" svg:y1="9.25cm" svg:x2="7cm" svg:y2="10cm">
            <text:p/>
          </draw:line>
          <draw:line draw:style-name="gr5" draw:text-style-name="P9" draw:layer="layout" svg:x1="9cm" svg:y1="9.25cm" svg:x2="9cm" svg:y2="10cm">
            <text:p/>
          </draw:line>
          <draw:line draw:style-name="gr5" draw:text-style-name="P9" draw:layer="layout" svg:x1="11cm" svg:y1="9.25cm" svg:x2="11cm" svg:y2="10cm">
            <text:p/>
          </draw:line>
          <draw:line draw:style-name="gr5" draw:text-style-name="P9" draw:layer="layout" svg:x1="13cm" svg:y1="9.25cm" svg:x2="13cm" svg:y2="10cm">
            <text:p/>
          </draw:line>
          <draw:line draw:style-name="gr5" draw:text-style-name="P9" draw:layer="layout" svg:x1="15cm" svg:y1="9.25cm" svg:x2="15cm" svg:y2="10cm">
            <text:p/>
          </draw:line>
          <draw:line draw:style-name="gr5" draw:text-style-name="P9" draw:layer="layout" svg:x1="17cm" svg:y1="9.25cm" svg:x2="17cm" svg:y2="10cm">
            <text:p/>
          </draw:line>
          <draw:frame draw:style-name="gr6" draw:text-style-name="P10" draw:layer="layout" svg:width="0.75cm" svg:height="0.25cm" svg:x="5.166cm" svg:y="9.324cm">
            <draw:text-box>
              <text:p><text:span text:style-name="T3">2</text:span></text:p>
            </draw:text-box>
          </draw:frame>
          <draw:frame draw:style-name="gr6" draw:text-style-name="P10" draw:layer="layout" svg:width="0.75cm" svg:height="0.25cm" svg:x="7.166cm" svg:y="9.324cm">
            <draw:text-box>
              <text:p><text:span text:style-name="T3">3</text:span></text:p>
            </draw:text-box>
          </draw:frame>
          <draw:frame draw:style-name="gr6" draw:text-style-name="P10" draw:layer="layout" svg:width="0.75cm" svg:height="0.25cm" svg:x="9.166cm" svg:y="9.324cm">
            <draw:text-box>
              <text:p><text:span text:style-name="T3">4</text:span></text:p>
            </draw:text-box>
          </draw:frame>
          <draw:frame draw:style-name="gr6" draw:text-style-name="P10" draw:layer="layout" svg:width="0.75cm" svg:height="0.25cm" svg:x="11.166cm" svg:y="9.324cm">
            <draw:text-box>
              <text:p><text:span text:style-name="T3">5</text:span></text:p>
            </draw:text-box>
          </draw:frame>
          <draw:frame draw:style-name="gr6" draw:text-style-name="P10" draw:layer="layout" svg:width="0.75cm" svg:height="0.25cm" svg:x="13.166cm" svg:y="9.324cm">
            <draw:text-box>
              <text:p><text:span text:style-name="T3">6</text:span></text:p>
            </draw:text-box>
          </draw:frame>
          <draw:frame draw:style-name="gr6" draw:text-style-name="P10" draw:layer="layout" svg:width="0.75cm" svg:height="0.25cm" svg:x="15.166cm" svg:y="9.324cm">
            <draw:text-box>
              <text:p><text:span text:style-name="T3">7</text:span></text:p>
            </draw:text-box>
          </draw:frame>
          <draw:frame draw:style-name="gr6" draw:text-style-name="P10" draw:layer="layout" svg:width="0.75cm" svg:height="0.25cm" svg:x="17.166cm" svg:y="9.324cm">
            <draw:text-box>
              <text:p><text:span text:style-name="T3">8</text:span></text:p>
            </draw:text-box>
          </draw:frame>
        </draw:g>
        <draw:g>
          <draw:custom-shape draw:style-name="gr1" draw:text-style-name="P1" draw:layer="layout" svg:width="0.5cm" svg:height="0.5cm" svg:x="7.25cm" svg:y="11.50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7.75cm" svg:y="12.00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7cm" svg:y="12.004cm">
            <text:p text:style-name="P3"><text:span text:style-name="T1">dsynthpa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11.25cm" svg:y="9.49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1.75cm" svg:y="9.99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1cm" svg:y="9.998cm">
            <text:p text:style-name="P3"><text:span text:style-name="T1"><text:s/></text:span><text:span text:style-name="T1">dsynthlea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15.252cm" svg:y="9.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5.752cm" svg:y="10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6" draw:layer="layout" svg:width="1.998cm" svg:height="2cm" svg:x="15.002cm" svg:y="10cm">
            <text:p text:style-name="P5"><text:span text:style-name="T1">sampler_</text:span><text:span text:style-name="T1"><text:line-break/></text:span><text:span text:style-name="T1">choru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17.252cm" svg:y="9.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7.752cm" svg:y="10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6" draw:layer="layout" svg:width="1.998cm" svg:height="2cm" svg:x="17.002cm" svg:y="10cm">
            <text:p text:style-name="P5"><text:span text:style-name="T1">sampler_</text:span><text:span text:style-name="T1"><text:line-break/></text:span><text:span text:style-name="T1">vers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6" draw:layer="layout" svg:width="1.998cm" svg:height="2cm" svg:x="1cm" svg:y="5.98cm">
            <text:p text:style-name="P5"><text:span text:style-name="T6">dseqmid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3" draw:style-name="dp1" draw:master-page-name="Default">
        <draw:g>
          <draw:custom-shape draw:style-name="gr1" draw:text-style-name="P1" draw:layer="layout" svg:width="0.5cm" svg:height="0.5cm" svg:x="13.252cm" svg:y="9.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3.752cm" svg:y="10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6" draw:layer="layout" svg:width="1.998cm" svg:height="2cm" svg:x="13.002cm" svg:y="10cm">
            <text:p text:style-name="P5"><text:span text:style-name="T1">dfxfilt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3.25cm" svg:y="9.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3.75cm" svg:y="10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23" draw:layer="layout" svg:width="1.998cm" svg:height="2cm" svg:x="3cm" svg:y="10cm">
            <text:p text:style-name="P22"><text:span text:style-name="T10"><text:s/></text:span><text:span text:style-name="T10">dsynthbass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cm" svg:height="0.5cm" svg:x="1.25cm" svg:y="9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1" draw:text-style-name="P12" draw:layer="layout" svg:width="18cm" svg:height="2cm" svg:x="1cm" svg:y="14.797cm">
          <text:p text:style-name="P11"><text:span text:style-name="T4"><text:s/></text:span><text:span text:style-name="T4">ddmi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9" draw:layer="layout" svg:x1="1cm" svg:y1="16.047cm" svg:x2="19cm" svg:y2="16.05cm">
          <text:p/>
        </draw:line>
        <draw:line draw:style-name="gr5" draw:text-style-name="P9" draw:layer="layout" svg:x1="3cm" svg:y1="16.047cm" svg:x2="3cm" svg:y2="16.797cm">
          <text:p/>
        </draw:line>
        <draw:line draw:style-name="gr5" draw:text-style-name="P9" draw:layer="layout" svg:x1="5cm" svg:y1="16.047cm" svg:x2="5cm" svg:y2="16.797cm">
          <text:p/>
        </draw:line>
        <draw:frame draw:style-name="gr6" draw:text-style-name="P10" draw:layer="layout" svg:width="0.75cm" svg:height="0.25cm" svg:x="1.166cm" svg:y="16.121cm">
          <draw:text-box>
            <text:p><text:span text:style-name="T3">0</text:span></text:p>
          </draw:text-box>
        </draw:frame>
        <draw:frame draw:style-name="gr6" draw:text-style-name="P10" draw:layer="layout" svg:width="0.75cm" svg:height="0.25cm" svg:x="3.166cm" svg:y="16.121cm">
          <draw:text-box>
            <text:p><text:span text:style-name="T3">1</text:span></text:p>
          </draw:text-box>
        </draw:frame>
        <draw:custom-shape draw:style-name="gr2" draw:text-style-name="P2" draw:layer="layout" svg:width="0.5cm" svg:height="0.5cm" svg:x="1.75cm" svg:y="14.826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9" draw:layer="layout" svg:x1="1.5cm" svg:y1="10cm" svg:x2="1.5cm" svg:y2="14.75cm">
          <text:p/>
        </draw:line>
        <draw:line draw:style-name="gr9" draw:text-style-name="P9" draw:layer="layout" svg:x1="2cm" svg:y1="10cm" svg:x2="2cm" svg:y2="14.75cm">
          <text:p/>
        </draw:line>
        <draw:g>
          <draw:custom-shape draw:style-name="gr1" draw:text-style-name="P1" draw:layer="layout" svg:width="0.5cm" svg:height="0.5cm" svg:x="1.252cm" svg:y="16.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.752cm" svg:y="16.8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.002cm" svg:y="16.8cm">
            <text:p text:style-name="P3"><text:span text:style-name="T1"><text:s/></text:span><text:span text:style-name="T1">dba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3.252cm" svg:y="16.29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3.752cm" svg:y="16.796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3.002cm" svg:y="16.796cm">
            <text:p text:style-name="P3"><text:span text:style-name="T1"><text:s/></text:span><text:span text:style-name="T1">dsna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5" draw:text-style-name="P9" draw:layer="layout" svg:x1="7cm" svg:y1="16.047cm" svg:x2="7cm" svg:y2="16.797cm">
          <text:p/>
        </draw:line>
        <draw:line draw:style-name="gr5" draw:text-style-name="P9" draw:layer="layout" svg:x1="9cm" svg:y1="16.047cm" svg:x2="9cm" svg:y2="16.797cm">
          <text:p/>
        </draw:line>
        <draw:line draw:style-name="gr5" draw:text-style-name="P9" draw:layer="layout" svg:x1="11cm" svg:y1="16.047cm" svg:x2="11cm" svg:y2="16.797cm">
          <text:p/>
        </draw:line>
        <draw:line draw:style-name="gr5" draw:text-style-name="P9" draw:layer="layout" svg:x1="13cm" svg:y1="16.047cm" svg:x2="13cm" svg:y2="16.797cm">
          <text:p/>
        </draw:line>
        <draw:line draw:style-name="gr5" draw:text-style-name="P9" draw:layer="layout" svg:x1="15cm" svg:y1="16.047cm" svg:x2="15cm" svg:y2="16.797cm">
          <text:p/>
        </draw:line>
        <draw:line draw:style-name="gr5" draw:text-style-name="P9" draw:layer="layout" svg:x1="17cm" svg:y1="16.047cm" svg:x2="17cm" svg:y2="16.797cm">
          <text:p/>
        </draw:line>
        <draw:frame draw:style-name="gr6" draw:text-style-name="P10" draw:layer="layout" svg:width="0.75cm" svg:height="0.25cm" svg:x="5.166cm" svg:y="16.121cm">
          <draw:text-box>
            <text:p><text:span text:style-name="T3">2</text:span></text:p>
          </draw:text-box>
        </draw:frame>
        <draw:frame draw:style-name="gr6" draw:text-style-name="P10" draw:layer="layout" svg:width="0.75cm" svg:height="0.25cm" svg:x="7.166cm" svg:y="16.121cm">
          <draw:text-box>
            <text:p><text:span text:style-name="T3">3</text:span></text:p>
          </draw:text-box>
        </draw:frame>
        <draw:frame draw:style-name="gr6" draw:text-style-name="P10" draw:layer="layout" svg:width="0.75cm" svg:height="0.25cm" svg:x="9.166cm" svg:y="16.121cm">
          <draw:text-box>
            <text:p><text:span text:style-name="T3">4</text:span></text:p>
          </draw:text-box>
        </draw:frame>
        <draw:frame draw:style-name="gr6" draw:text-style-name="P10" draw:layer="layout" svg:width="0.75cm" svg:height="0.25cm" svg:x="11.166cm" svg:y="16.121cm">
          <draw:text-box>
            <text:p><text:span text:style-name="T3">5</text:span></text:p>
          </draw:text-box>
        </draw:frame>
        <draw:frame draw:style-name="gr6" draw:text-style-name="P10" draw:layer="layout" svg:width="0.75cm" svg:height="0.25cm" svg:x="13.166cm" svg:y="16.121cm">
          <draw:text-box>
            <text:p><text:span text:style-name="T3">6</text:span></text:p>
          </draw:text-box>
        </draw:frame>
        <draw:frame draw:style-name="gr6" draw:text-style-name="P10" draw:layer="layout" svg:width="0.75cm" svg:height="0.25cm" svg:x="15.166cm" svg:y="16.121cm">
          <draw:text-box>
            <text:p><text:span text:style-name="T3">7</text:span></text:p>
          </draw:text-box>
        </draw:frame>
        <draw:frame draw:style-name="gr6" draw:text-style-name="P10" draw:layer="layout" svg:width="0.75cm" svg:height="0.25cm" svg:x="17.166cm" svg:y="16.121cm">
          <draw:text-box>
            <text:p><text:span text:style-name="T3">8</text:span></text:p>
          </draw:text-box>
        </draw:frame>
        <draw:g>
          <draw:custom-shape draw:style-name="gr1" draw:text-style-name="P1" draw:layer="layout" svg:width="0.5cm" svg:height="0.5cm" svg:x="5.252cm" svg:y="16.29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5.752cm" svg:y="16.798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5.002cm" svg:y="16.798cm">
            <text:p text:style-name="P3"><text:span text:style-name="T1"><text:s/></text:span><text:span text:style-name="T1">dhihat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7.252cm" svg:y="16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7.752cm" svg:y="16.801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7.002cm" svg:y="16.801cm">
            <text:p text:style-name="P3"><text:span text:style-name="T1"><text:s/></text:span><text:span text:style-name="T1">dhihat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9.252cm" svg:y="16.299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9.752cm" svg:y="16.799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9.002cm" svg:y="16.799cm">
            <text:p text:style-name="P3"><text:span text:style-name="T1"><text:s/></text:span><text:span text:style-name="T1">dcla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11.252cm" svg:y="16.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1.752cm" svg:y="16.8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1.002cm" svg:y="16.8cm">
            <text:p text:style-name="P3"><text:span text:style-name="T1"><text:s/></text:span><text:span text:style-name="T1">drid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13.252cm" svg:y="16.30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3.752cm" svg:y="16.802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3.002cm" svg:y="16.802cm">
            <text:p text:style-name="P3"><text:span text:style-name="T1"><text:s/></text:span><text:span text:style-name="T1">dcrash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15.252cm" svg:y="16.30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5.752cm" svg:y="16.804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5.002cm" svg:y="16.804cm">
            <text:p text:style-name="P3"><text:span text:style-name="T1"><text:s/></text:span><text:span text:style-name="T1">dtomh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17.252cm" svg:y="16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7.752cm" svg:y="16.801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7.002cm" svg:y="16.801cm">
            <text:p text:style-name="P3"><text:span text:style-name="T1"><text:s/></text:span><text:span text:style-name="T1">dtoml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5.25cm" svg:y="9.5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5.75cm" svg:y="10.0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5cm" svg:y="10.001cm">
            <text:p text:style-name="P3"><text:span text:style-name="T1">dsynthar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7.25cm" svg:y="9.5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7.75cm" svg:y="10.002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7cm" svg:y="10.002cm">
            <text:p text:style-name="P3"><text:span text:style-name="T1">dsyntharp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9.25cm" svg:y="9.49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9.75cm" svg:y="9.99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9cm" svg:y="9.999cm">
            <text:p text:style-name="P3"><text:span text:style-name="T1"><text:s/></text:span><text:span text:style-name="T1">dsyntharp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" draw:text-style-name="P12" draw:layer="layout" svg:width="18cm" svg:height="2cm" svg:x="1cm" svg:y="8cm">
            <text:p text:style-name="P11"><text:span text:style-name="T4"><text:s/></text:span><text:span text:style-name="T4">dmix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9" draw:layer="layout" svg:x1="1cm" svg:y1="9.25cm" svg:x2="19cm" svg:y2="9.253cm">
            <text:p/>
          </draw:line>
          <draw:line draw:style-name="gr5" draw:text-style-name="P9" draw:layer="layout" svg:x1="3cm" svg:y1="9.25cm" svg:x2="3cm" svg:y2="10cm">
            <text:p/>
          </draw:line>
          <draw:line draw:style-name="gr5" draw:text-style-name="P9" draw:layer="layout" svg:x1="5cm" svg:y1="9.25cm" svg:x2="5cm" svg:y2="10cm">
            <text:p/>
          </draw:line>
          <draw:frame draw:style-name="gr6" draw:text-style-name="P10" draw:layer="layout" svg:width="0.75cm" svg:height="0.25cm" svg:x="1.166cm" svg:y="9.324cm">
            <draw:text-box>
              <text:p><text:span text:style-name="T3">0</text:span></text:p>
            </draw:text-box>
          </draw:frame>
          <draw:frame draw:style-name="gr6" draw:text-style-name="P10" draw:layer="layout" svg:width="0.75cm" svg:height="0.25cm" svg:x="3.166cm" svg:y="9.324cm">
            <draw:text-box>
              <text:p><text:span text:style-name="T3">1</text:span></text:p>
            </draw:text-box>
          </draw:frame>
          <draw:custom-shape draw:style-name="gr2" draw:text-style-name="P2" draw:layer="layout" svg:width="0.5cm" svg:height="0.5cm" svg:x="1.75cm" svg:y="8.029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9" draw:layer="layout" svg:x1="7cm" svg:y1="9.25cm" svg:x2="7cm" svg:y2="10cm">
            <text:p/>
          </draw:line>
          <draw:line draw:style-name="gr5" draw:text-style-name="P9" draw:layer="layout" svg:x1="9cm" svg:y1="9.25cm" svg:x2="9cm" svg:y2="10cm">
            <text:p/>
          </draw:line>
          <draw:line draw:style-name="gr5" draw:text-style-name="P9" draw:layer="layout" svg:x1="11cm" svg:y1="9.25cm" svg:x2="11cm" svg:y2="10cm">
            <text:p/>
          </draw:line>
          <draw:line draw:style-name="gr5" draw:text-style-name="P9" draw:layer="layout" svg:x1="13cm" svg:y1="9.25cm" svg:x2="13cm" svg:y2="10cm">
            <text:p/>
          </draw:line>
          <draw:line draw:style-name="gr5" draw:text-style-name="P9" draw:layer="layout" svg:x1="15cm" svg:y1="9.25cm" svg:x2="15cm" svg:y2="10cm">
            <text:p/>
          </draw:line>
          <draw:line draw:style-name="gr5" draw:text-style-name="P9" draw:layer="layout" svg:x1="17cm" svg:y1="9.25cm" svg:x2="17cm" svg:y2="10cm">
            <text:p/>
          </draw:line>
          <draw:frame draw:style-name="gr6" draw:text-style-name="P10" draw:layer="layout" svg:width="0.75cm" svg:height="0.25cm" svg:x="5.166cm" svg:y="9.324cm">
            <draw:text-box>
              <text:p><text:span text:style-name="T3">2</text:span></text:p>
            </draw:text-box>
          </draw:frame>
          <draw:frame draw:style-name="gr6" draw:text-style-name="P10" draw:layer="layout" svg:width="0.75cm" svg:height="0.25cm" svg:x="7.166cm" svg:y="9.324cm">
            <draw:text-box>
              <text:p><text:span text:style-name="T3">3</text:span></text:p>
            </draw:text-box>
          </draw:frame>
          <draw:frame draw:style-name="gr6" draw:text-style-name="P10" draw:layer="layout" svg:width="0.75cm" svg:height="0.25cm" svg:x="9.166cm" svg:y="9.324cm">
            <draw:text-box>
              <text:p><text:span text:style-name="T3">4</text:span></text:p>
            </draw:text-box>
          </draw:frame>
          <draw:frame draw:style-name="gr6" draw:text-style-name="P10" draw:layer="layout" svg:width="0.75cm" svg:height="0.25cm" svg:x="11.166cm" svg:y="9.324cm">
            <draw:text-box>
              <text:p><text:span text:style-name="T3">5</text:span></text:p>
            </draw:text-box>
          </draw:frame>
          <draw:frame draw:style-name="gr6" draw:text-style-name="P10" draw:layer="layout" svg:width="0.75cm" svg:height="0.25cm" svg:x="13.166cm" svg:y="9.324cm">
            <draw:text-box>
              <text:p><text:span text:style-name="T3">6</text:span></text:p>
            </draw:text-box>
          </draw:frame>
          <draw:frame draw:style-name="gr6" draw:text-style-name="P10" draw:layer="layout" svg:width="0.75cm" svg:height="0.25cm" svg:x="15.166cm" svg:y="9.324cm">
            <draw:text-box>
              <text:p><text:span text:style-name="T3">7</text:span></text:p>
            </draw:text-box>
          </draw:frame>
          <draw:frame draw:style-name="gr6" draw:text-style-name="P10" draw:layer="layout" svg:width="0.75cm" svg:height="0.25cm" svg:x="17.166cm" svg:y="9.324cm">
            <draw:text-box>
              <text:p><text:span text:style-name="T3">8</text:span></text:p>
            </draw:text-box>
          </draw:frame>
        </draw:g>
        <draw:g>
          <draw:custom-shape draw:style-name="gr1" draw:text-style-name="P1" draw:layer="layout" svg:width="0.5cm" svg:height="0.5cm" svg:x="13.25cm" svg:y="11.50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3.75cm" svg:y="12.00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3cm" svg:y="12.004cm">
            <text:p text:style-name="P3"><text:span text:style-name="T1">dsynthpa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0.5cm" svg:height="0.5cm" svg:x="11.25cm" svg:y="9.49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0.5cm" svg:height="0.5cm" svg:x="11.75cm" svg:y="9.99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1.998cm" svg:height="2cm" svg:x="11cm" svg:y="9.998cm">
            <text:p text:style-name="P3"><text:span text:style-name="T1"><text:s/></text:span><text:span text:style-name="T1">dsynthlea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1" draw:layer="layout" svg:width="0.5cm" svg:height="0.5cm" svg:x="15.253cm" svg:y="9.5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3" draw:text-style-name="P6" draw:layer="layout" svg:width="1.998cm" svg:height="2cm" svg:x="1cm" svg:y="5.98cm">
            <text:p text:style-name="P5"><text:span text:style-name="T6">dseqper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text-style-name="P9" draw:layer="layout" svg:x1="15.5cm" svg:y1="10cm" svg:x2="15.5cm" svg:y2="14.75cm">
          <text:p/>
        </draw:line>
        <draw:line draw:style-name="gr9" draw:text-style-name="P9" draw:layer="layout" svg:x1="16cm" svg:y1="10cm" svg:x2="16cm" svg:y2="14.75cm">
          <text:p/>
        </draw:line>
        <draw:line draw:style-name="gr8" draw:text-style-name="P9" draw:layer="layout" svg:x1="15.5cm" svg:y1="18.75cm" svg:x2="15.5cm" svg:y2="19.55cm">
          <text:p/>
        </draw:line>
        <draw:line draw:style-name="gr9" draw:text-style-name="P9" draw:layer="layout" svg:x1="16cm" svg:y1="18.75cm" svg:x2="16cm" svg:y2="19.55cm">
          <text:p/>
        </draw:line>
        <draw:g>
          <draw:custom-shape draw:style-name="gr15" draw:text-style-name="P14" draw:layer="layout" svg:width="8cm" svg:height="2cm" svg:x="9cm" svg:y="19.55cm">
            <text:p text:style-name="P13"><text:span text:style-name="T5"><text:s/></text:span><text:span text:style-name="T4">dspl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9" draw:layer="layout" svg:x1="9cm" svg:y1="20.8cm" svg:x2="17cm" svg:y2="20.8cm">
            <text:p/>
          </draw:line>
          <draw:line draw:style-name="gr5" draw:text-style-name="P9" draw:layer="layout" svg:x1="11cm" svg:y1="20.8cm" svg:x2="11cm" svg:y2="21.55cm">
            <text:p/>
          </draw:line>
          <draw:line draw:style-name="gr5" draw:text-style-name="P9" draw:layer="layout" svg:x1="13cm" svg:y1="20.8cm" svg:x2="13cm" svg:y2="21.55cm">
            <text:p/>
          </draw:line>
          <draw:frame draw:style-name="gr6" draw:text-style-name="P10" draw:layer="layout" svg:width="0.75cm" svg:height="0.25cm" svg:x="9.166cm" svg:y="20.874cm">
            <draw:text-box>
              <text:p><text:span text:style-name="T3">0</text:span></text:p>
            </draw:text-box>
          </draw:frame>
          <draw:frame draw:style-name="gr6" draw:text-style-name="P10" draw:layer="layout" svg:width="0.75cm" svg:height="0.25cm" svg:x="11.166cm" svg:y="20.874cm">
            <draw:text-box>
              <text:p><text:span text:style-name="T3">1</text:span></text:p>
            </draw:text-box>
          </draw:frame>
          <draw:custom-shape draw:style-name="gr2" draw:text-style-name="P2" draw:layer="layout" svg:width="0.5cm" svg:height="0.5cm" svg:x="15.75cm" svg:y="19.579cm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" draw:text-style-name="P1" draw:layer="layout" svg:width="0.5cm" svg:height="0.5cm" svg:x="9.25cm" svg:y="21.0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2" draw:layer="layout" svg:width="0.5cm" svg:height="0.5cm" svg:x="9.75cm" svg:y="21.55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4" draw:layer="layout" svg:width="1.998cm" svg:height="2cm" svg:x="9cm" svg:y="21.55cm">
              <text:p text:style-name="P3"><text:span text:style-name="T1"><text:s/></text:span><text:span text:style-name="T1">dsampler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0.5cm" svg:height="0.5cm" svg:x="11.25cm" svg:y="21.0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2" draw:layer="layout" svg:width="0.5cm" svg:height="0.5cm" svg:x="11.75cm" svg:y="21.55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4" draw:layer="layout" svg:width="1.998cm" svg:height="2cm" svg:x="11cm" svg:y="21.55cm">
              <text:p text:style-name="P3"><text:span text:style-name="T1"><text:s/></text:span><text:span text:style-name="T1">dsampler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5" draw:text-style-name="P9" draw:layer="layout" svg:x1="15cm" svg:y1="20.8cm" svg:x2="15cm" svg:y2="21.55cm">
            <text:p/>
          </draw:line>
          <draw:frame draw:style-name="gr6" draw:text-style-name="P10" draw:layer="layout" svg:width="0.75cm" svg:height="0.25cm" svg:x="13.166cm" svg:y="20.874cm">
            <draw:text-box>
              <text:p><text:span text:style-name="T3">2</text:span></text:p>
            </draw:text-box>
          </draw:frame>
          <draw:frame draw:style-name="gr6" draw:text-style-name="P10" draw:layer="layout" svg:width="0.75cm" svg:height="0.25cm" svg:x="15.166cm" svg:y="20.874cm">
            <draw:text-box>
              <text:p><text:span text:style-name="T3">3</text:span></text:p>
            </draw:text-box>
          </draw:frame>
          <draw:g>
            <draw:custom-shape draw:style-name="gr1" draw:text-style-name="P1" draw:layer="layout" svg:width="0.5cm" svg:height="0.5cm" svg:x="13.25cm" svg:y="21.04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2" draw:layer="layout" svg:width="0.5cm" svg:height="0.5cm" svg:x="13.75cm" svg:y="21.543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4" draw:layer="layout" svg:width="1.998cm" svg:height="2cm" svg:x="13cm" svg:y="21.543cm">
              <text:p text:style-name="P3"><text:span text:style-name="T1"><text:s/></text:span><text:span text:style-name="T1">dsampler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0.5cm" svg:height="0.5cm" svg:x="15.25cm" svg:y="21.036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2" draw:layer="layout" svg:width="0.5cm" svg:height="0.5cm" svg:x="15.75cm" svg:y="21.536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4" draw:layer="layout" svg:width="1.998cm" svg:height="2cm" svg:x="15cm" svg:y="21.536cm">
              <text:p text:style-name="P3"><text:span text:style-name="T1"><text:s/></text:span><text:span text:style-name="T1">dsampler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pitch="variable"/>
    <style:font-face style:name="Bitstream Vera Sans1" svg:font-family="'Bitstream Vera Sans'" style:font-family-generic="system" style:font-pitch="variable" style:font-charset="x-symbol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family-generic="modern" style:font-pitch="variable"/>
    <style:font-face style:name="Bitstream Vera Sans5" svg:font-family="'Bitstream Vera Sans'" style:font-pitch="variable" style:font-charset="x-symbol"/>
    <style:font-face style:name="DejaVu Sans" svg:font-family="'DejaVu Sans'" style:font-family-generic="system" style:font-pitch="variable" style:font-charset="x-symbol"/>
    <style:font-face style:name="DejaVu Sans1" svg:font-family="'DejaVu Sans'" style:font-family-generic="modern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ans5" svg:font-family="'DejaVu Sans'" style:font-pitch="variable" style:font-charset="x-symbol"/>
    <style:font-face style:name="FreeSans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modern" style:font-pitch="variable"/>
    <style:font-face style:name="Lohit Devanagari" svg:font-family="'Lohit Devanagari'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4" style:font-size-asian="24pt" style:language-asian="zh" style:country-asian="CN" style:font-name-complex="Bitstream Vera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Noto Sans CJK SC Regular" style:font-family-asian="'Noto Sans CJK SC Regular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 Regular" style:font-family-asian="'Noto Sans CJK SC Regular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Noto Sans CJK SC Regular" style:font-family-asian="'Noto Sans CJK SC Regular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Noto Sans CJK SC Regular" style:font-family-asian="'Noto Sans CJK SC Regular'" style:font-pitch-asian="variable" style:font-size-asian="14pt" style:font-weight-asian="bold" style:font-name-complex="Liberation Sans2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Noto Sans CJK SC Regular" style:font-family-asian="'Noto Sans CJK SC Regular'" style:font-pitch-asian="variable" style:font-size-asian="13pt" style:font-style-asian="italic" style:font-weight-asian="bold" style:font-name-complex="Liberation Sans2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Contents_20_4" style:display-name="Contents 4" style:family="graphic">
      <style:paragraph-properties fo:margin-left="2.644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" style:font-family-complex="'Lohit Devanagari'"/>
    </style:style>
    <style:style style:name="Index" style:family="graphic">
      <style:paragraph-properties style:text-autospace="none"/>
      <style:text-properties style:font-name-complex="Lohit Devanagari" style:font-family-complex="'Lohit Devanagari'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Numbering_20_2" style:display-name="Numbering 2" style:family="graphic">
      <style:paragraph-properties fo:margin-left="2.24cm" fo:margin-right="0cm" fo:margin-top="0cm" fo:margin-bottom="0.374cm" fo:line-height="115%" fo:text-indent="-1.12cm" style:text-autospace="none"/>
      <style:text-properties style:font-name-complex="Lohit Devanagari" style:font-family-complex="'Lohit Devanagari'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" style:font-family-complex="'Lohit Devanagari'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" style:font-family-complex="'Lohit Devanagari'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" style:font-family-complex="'Lohit Devanagari'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Noto Sans CJK SC Regular" style:font-family-asian="'Noto Sans CJK SC Regular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Noto Sans CJK SC Regular" style:font-family-asian="'Noto Sans CJK SC Regular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note" style:family="graphic">
      <style:paragraph-properties fo:margin-left="1.3cm" fo:margin-right="0cm" fo:margin-top="0cm" fo:margin-bottom="0.448cm" fo:line-height="100%" fo:text-indent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 style:font-name-complex="Liberation Mono1" style:font-family-complex="'Liberation Mono', 'Courier New'" style:font-family-generic-complex="modern" style:font-pitch-complex="fixed" style:font-size-complex="10pt"/>
    </style:style>
    <style:style style:name="code" style:family="graphic">
      <style:paragraph-properties fo:margin-left="1.3cm" fo:margin-right="0cm" fo:margin-top="0cm" fo:margin-bottom="0.448cm" fo:line-height="100%" fo:text-indent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 style:font-name-complex="Liberation Mono1" style:font-family-complex="'Liberation Mono', 'Courier New'" style:font-family-generic-complex="modern" style:font-pitch-complex="fixed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1T15:04:06.409643092</meta:creation-date>
    <dc:date>2022-05-22T09:25:35.701869084</dc:date>
    <meta:editing-duration>P3DT1H32M17S</meta:editing-duration>
    <meta:editing-cycles>23</meta:editing-cycles>
    <meta:generator>LibreOffice/7.3.3.2$Linux_X86_64 LibreOffice_project/30$Build-2</meta:generator>
    <meta:document-statistic meta:object-count="758"/>
  </office:meta>
</office:document-meta>
</file>